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.2283in"/>
    </style:style>
    <style:style style:name="co2" style:family="table-column">
      <style:table-column-properties fo:break-before="auto" style:column-width="0.5484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5102in"/>
    </style:style>
    <style:style style:name="co5" style:family="table-column">
      <style:table-column-properties fo:break-before="auto" style:column-width="0.7575in"/>
    </style:style>
    <style:style style:name="co6" style:family="table-column">
      <style:table-column-properties fo:break-before="auto" style:column-width="1.3055in"/>
    </style:style>
    <style:style style:name="co7" style:family="table-column">
      <style:table-column-properties fo:break-before="auto" style:column-width="0.5953in"/>
    </style:style>
    <style:style style:name="co8" style:family="table-column">
      <style:table-column-properties fo:break-before="auto" style:column-width="0.71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dgesubsume-Mat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@@ Method</text:p>
          </table:table-cell>
          <table:table-cell office:value-type="string" calcext:value-type="string">
            <text:p><text:s/>Nodes</text:p>
          </table:table-cell>
          <table:table-cell office:value-type="string" calcext:value-type="string">
            <text:p><text:s/>Edges</text:p>
          </table:table-cell>
          <table:table-cell office:value-type="string" calcext:value-type="string">
            <text:p><text:s/>DUAs</text:p>
          </table:table-cell>
          <table:table-cell office:value-type="string" calcext:value-type="string">
            <text:p><text:s/>SubDUAs</text:p>
          </table:table-cell>
          <table:table-cell office:value-type="string" calcext:value-type="string">
            <text:p><text:s/>Perc</text:p>
          </table:table-cell>
          <table:table-cell office:value-type="string" calcext:value-type="string">
            <text:p><text:s/>Time_s</text:p>
          </table:table-cell>
          <table:table-cell office:value-type="string" calcext:value-type="string">
            <text:p><text:s/>Time_ms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bobyqb</text:p>
          </table:table-cell>
          <table:table-cell office:value-type="float" office:value="327" calcext:value-type="float">
            <text:p>327</text:p>
          </table:table-cell>
          <table:table-cell office:value-type="float" office:value="463" calcext:value-type="float">
            <text:p>463</text:p>
          </table:table-cell>
          <table:table-cell office:value-type="float" office:value="2197" calcext:value-type="float">
            <text:p>2197</text:p>
          </table:table-cell>
          <table:table-cell office:value-type="float" office:value="792" calcext:value-type="float">
            <text:p>792</text:p>
          </table:table-cell>
          <table:table-cell office:value-type="float" office:value="36.0491579426491" calcext:value-type="float">
            <text:p>36.04915794264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bobyqb</text:p>
          </table:table-cell>
          <table:table-cell office:value-type="float" office:value="327" calcext:value-type="float">
            <text:p>327</text:p>
          </table:table-cell>
          <table:table-cell office:value-type="float" office:value="463" calcext:value-type="float">
            <text:p>463</text:p>
          </table:table-cell>
          <table:table-cell office:value-type="float" office:value="2197" calcext:value-type="float">
            <text:p>2197</text:p>
          </table:table-cell>
          <table:table-cell office:value-type="float" office:value="792" calcext:value-type="float">
            <text:p>792</text:p>
          </table:table-cell>
          <table:table-cell office:value-type="float" office:value="36.0491579426491" calcext:value-type="float">
            <text:p>36.04915794264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trsbox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float" office:value="1194" calcext:value-type="float">
            <text:p>1194</text:p>
          </table:table-cell>
          <table:table-cell office:value-type="float" office:value="327" calcext:value-type="float">
            <text:p>327</text:p>
          </table:table-cell>
          <table:table-cell office:value-type="float" office:value="27.3869346733668" calcext:value-type="float">
            <text:p>27.38693467336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trsbox</text:p>
          </table:table-cell>
          <table:table-cell office:value-type="float" office:value="167" calcext:value-type="float">
            <text:p>167</text:p>
          </table:table-cell>
          <table:table-cell office:value-type="float" office:value="247" calcext:value-type="float">
            <text:p>247</text:p>
          </table:table-cell>
          <table:table-cell office:value-type="float" office:value="1194" calcext:value-type="float">
            <text:p>1194</text:p>
          </table:table-cell>
          <table:table-cell office:value-type="float" office:value="327" calcext:value-type="float">
            <text:p>327</text:p>
          </table:table-cell>
          <table:table-cell office:value-type="float" office:value="27.3869346733668" calcext:value-type="float">
            <text:p>27.3869346733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.&lt;init&gt;</text:p>
          </table:table-cell>
          <table:table-cell office:value-type="float" office:value="205" calcext:value-type="float">
            <text:p>205</text:p>
          </table:table-cell>
          <table:table-cell office:value-type="float" office:value="288" calcext:value-type="float">
            <text:p>288</text:p>
          </table:table-cell>
          <table:table-cell office:value-type="float" office:value="1106" calcext:value-type="float">
            <text:p>1106</text:p>
          </table:table-cell>
          <table:table-cell office:value-type="float" office:value="408" calcext:value-type="float">
            <text:p>408</text:p>
          </table:table-cell>
          <table:table-cell office:value-type="float" office:value="36.8896925858951" calcext:value-type="float">
            <text:p>36.88969258589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integrate</text:p>
          </table:table-cell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office:value-type="float" office:value="951" calcext:value-type="float">
            <text:p>951</text:p>
          </table:table-cell>
          <table:table-cell office:value-type="float" office:value="384" calcext:value-type="float">
            <text:p>384</text:p>
          </table:table-cell>
          <table:table-cell office:value-type="float" office:value="40.3785488958991" calcext:value-type="float">
            <text:p>40.37854889589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altmov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710" calcext:value-type="float">
            <text:p>710</text:p>
          </table:table-cell>
          <table:table-cell office:value-type="float" office:value="325" calcext:value-type="float">
            <text:p>325</text:p>
          </table:table-cell>
          <table:table-cell office:value-type="float" office:value="45.7746478873239" calcext:value-type="float">
            <text:p>45.77464788732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altmov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710" calcext:value-type="float">
            <text:p>710</text:p>
          </table:table-cell>
          <table:table-cell office:value-type="float" office:value="325" calcext:value-type="float">
            <text:p>325</text:p>
          </table:table-cell>
          <table:table-cell office:value-type="float" office:value="45.7746478873239" calcext:value-type="float">
            <text:p>45.77464788732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EigenDecomposition.findEigenVectorsFromSchur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office:value-type="float" office:value="487" calcext:value-type="float">
            <text:p>487</text:p>
          </table:table-cell>
          <table:table-cell office:value-type="float" office:value="190" calcext:value-type="float">
            <text:p>190</text:p>
          </table:table-cell>
          <table:table-cell office:value-type="float" office:value="39.0143737166324" calcext:value-type="float">
            <text:p>39.01437371663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LevenbergMarquardtOptimizer.doOptimize</text:p>
          </table:table-cell>
          <table:table-cell office:value-type="float" office:value="93" calcext:value-type="float">
            <text:p>93</text:p>
          </table:table-cell>
          <table:table-cell office:value-type="float" office:value="133" calcext:value-type="float">
            <text:p>133</text:p>
          </table:table-cell>
          <table:table-cell office:value-type="float" office:value="456" calcext:value-type="float">
            <text:p>456</text:p>
          </table:table-cell>
          <table:table-cell office:value-type="float" office:value="248" calcext:value-type="float">
            <text:p>248</text:p>
          </table:table-cell>
          <table:table-cell office:value-type="float" office:value="54.3859649122807" calcext:value-type="float">
            <text:p>54.38596491228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univariate.BrentOptimizer.doOptimize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452" calcext:value-type="float">
            <text:p>452</text:p>
          </table:table-cell>
          <table:table-cell office:value-type="float" office:value="86" calcext:value-type="float">
            <text:p>86</text:p>
          </table:table-cell>
          <table:table-cell office:value-type="float" office:value="19.0265486725664" calcext:value-type="float">
            <text:p>19.02654867256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@@ org.apache.commons.math3.optim.univariate.BrentOptimizer.doOptimize</text:p>
          </table:table-cell>
          <table:table-cell office:value-type="float" office:value="67" calcext:value-type="float">
            <text:p>67</text:p>
          </table:table-cell>
          <table:table-cell office:value-type="float" office:value="96" calcext:value-type="float">
            <text:p>96</text:p>
          </table:table-cell>
          <table:table-cell office:value-type="float" office:value="452" calcext:value-type="float">
            <text:p>452</text:p>
          </table:table-cell>
          <table:table-cell office:value-type="float" office:value="86" calcext:value-type="float">
            <text:p>86</text:p>
          </table:table-cell>
          <table:table-cell office:value-type="float" office:value="19.0265486725664" calcext:value-type="float">
            <text:p>19.02654867256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ization.general.LevenbergMarquardtOptimizer.doOptimize</text:p>
          </table:table-cell>
          <table:table-cell office:value-type="float" office:value="93" calcext:value-type="float">
            <text:p>93</text:p>
          </table:table-cell>
          <table:table-cell office:value-type="float" office:value="133" calcext:value-type="float">
            <text:p>133</text:p>
          </table:table-cell>
          <table:table-cell office:value-type="float" office:value="450" calcext:value-type="float">
            <text:p>450</text:p>
          </table:table-cell>
          <table:table-cell office:value-type="float" office:value="241" calcext:value-type="float">
            <text:p>241</text:p>
          </table:table-cell>
          <table:table-cell office:value-type="float" office:value="53.5555555555556" calcext:value-type="float">
            <text:p>53.55555555555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EigenDecomposition.findEigenVectors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450" calcext:value-type="float">
            <text:p>45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fitting.leastsquares.LevenbergMarquardtOptimizer.doOptimize</text:p>
          </table:table-cell>
          <table:table-cell office:value-type="float" office:value="93" calcext:value-type="float">
            <text:p>93</text:p>
          </table:table-cell>
          <table:table-cell office:value-type="float" office:value="133" calcext:value-type="float">
            <text:p>133</text:p>
          </table:table-cell>
          <table:table-cell office:value-type="float" office:value="427" calcext:value-type="float">
            <text:p>427</text:p>
          </table:table-cell>
          <table:table-cell office:value-type="float" office:value="224" calcext:value-type="float">
            <text:p>224</text:p>
          </table:table-cell>
          <table:table-cell office:value-type="float" office:value="52.4590163934426" calcext:value-type="float">
            <text:p>52.459016393442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prelim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388" calcext:value-type="float">
            <text:p>388</text:p>
          </table:table-cell>
          <table:table-cell office:value-type="float" office:value="257" calcext:value-type="float">
            <text:p>257</text:p>
          </table:table-cell>
          <table:table-cell office:value-type="float" office:value="66.2371134020619" calcext:value-type="float">
            <text:p>66.23711340206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prelim</text:p>
          </table:table-cell>
          <table:table-cell office:value-type="float" office:value="64" calcext:value-type="float">
            <text:p>64</text:p>
          </table:table-cell>
          <table:table-cell office:value-type="float" office:value="92" calcext:value-type="float">
            <text:p>92</text:p>
          </table:table-cell>
          <table:table-cell office:value-type="float" office:value="388" calcext:value-type="float">
            <text:p>388</text:p>
          </table:table-cell>
          <table:table-cell office:value-type="float" office:value="257" calcext:value-type="float">
            <text:p>257</text:p>
          </table:table-cell>
          <table:table-cell office:value-type="float" office:value="66.2371134020619" calcext:value-type="float">
            <text:p>66.23711340206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LevenbergMarquardtOptimizer.determineLMParameter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384" calcext:value-type="float">
            <text:p>384</text:p>
          </table:table-cell>
          <table:table-cell office:value-type="float" office:value="238" calcext:value-type="float">
            <text:p>238</text:p>
          </table:table-cell>
          <table:table-cell office:value-type="float" office:value="61.9791666666667" calcext:value-type="float">
            <text:p>61.9791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general.LevenbergMarquardtOptimizer.determineLMParameter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382" calcext:value-type="float">
            <text:p>382</text:p>
          </table:table-cell>
          <table:table-cell office:value-type="float" office:value="236" calcext:value-type="float">
            <text:p>236</text:p>
          </table:table-cell>
          <table:table-cell office:value-type="float" office:value="61.7801047120419" calcext:value-type="float">
            <text:p>61.7801047120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tting.leastsquares.LevenbergMarquardtOptimizer.determineLMParameter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349" calcext:value-type="float">
            <text:p>349</text:p>
          </table:table-cell>
          <table:table-cell office:value-type="float" office:value="203" calcext:value-type="float">
            <text:p>203</text:p>
          </table:table-cell>
          <table:table-cell office:value-type="float" office:value="58.1661891117478" calcext:value-type="float">
            <text:p>58.166189111747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InterpolatingFunction.&lt;init&gt;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349" calcext:value-type="float">
            <text:p>349</text:p>
          </table:table-cell>
          <table:table-cell office:value-type="float" office:value="203" calcext:value-type="float">
            <text:p>203</text:p>
          </table:table-cell>
          <table:table-cell office:value-type="float" office:value="58.1661891117478" calcext:value-type="float">
            <text:p>58.16618911174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doOptimize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348" calcext:value-type="float">
            <text:p>348</text:p>
          </table:table-cell>
          <table:table-cell office:value-type="float" office:value="240" calcext:value-type="float">
            <text:p>240</text:p>
          </table:table-cell>
          <table:table-cell office:value-type="float" office:value="68.9655172413793" calcext:value-type="float">
            <text:p>68.9655172413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doOptimize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float" office:value="348" calcext:value-type="float">
            <text:p>348</text:p>
          </table:table-cell>
          <table:table-cell office:value-type="float" office:value="240" calcext:value-type="float">
            <text:p>240</text:p>
          </table:table-cell>
          <table:table-cell office:value-type="float" office:value="68.9655172413793" calcext:value-type="float">
            <text:p>68.96551724137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fp.Dfp.divide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345" calcext:value-type="float">
            <text:p>345</text:p>
          </table:table-cell>
          <table:table-cell office:value-type="float" office:value="238" calcext:value-type="float">
            <text:p>238</text:p>
          </table:table-cell>
          <table:table-cell office:value-type="float" office:value="68.9855072463768" calcext:value-type="float">
            <text:p>68.98550724637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fp.BracketingNthOrderBrentSolverDFP.solve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326" calcext:value-type="float">
            <text:p>326</text:p>
          </table:table-cell>
          <table:table-cell office:value-type="float" office:value="104" calcext:value-type="float">
            <text:p>104</text:p>
          </table:table-cell>
          <table:table-cell office:value-type="float" office:value="31.9018404907975" calcext:value-type="float">
            <text:p>31.9018404907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BracketingNthOrderBrentSolver.doSolve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317" calcext:value-type="float">
            <text:p>317</text:p>
          </table:table-cell>
          <table:table-cell office:value-type="float" office:value="87" calcext:value-type="float">
            <text:p>87</text:p>
          </table:table-cell>
          <table:table-cell office:value-type="float" office:value="27.4447949526814" calcext:value-type="float">
            <text:p>27.4447949526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dfp.Dfp.&lt;init&gt;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office:value-type="float" office:value="317" calcext:value-type="float">
            <text:p>317</text:p>
          </table:table-cell>
          <table:table-cell office:value-type="float" office:value="78" calcext:value-type="float">
            <text:p>78</text:p>
          </table:table-cell>
          <table:table-cell office:value-type="float" office:value="24.6056782334385" calcext:value-type="float">
            <text:p>24.6056782334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Interpolator.interpolate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307" calcext:value-type="float">
            <text:p>307</text:p>
          </table:table-cell>
          <table:table-cell office:value-type="float" office:value="191" calcext:value-type="float">
            <text:p>191</text:p>
          </table:table-cell>
          <table:table-cell office:value-type="float" office:value="62.2149837133551" calcext:value-type="float">
            <text:p>62.21498371335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nonstiff.EmbeddedRungeKuttaIntegrator.integrate</text:p>
          </table:table-cell>
          <table:table-cell office:value-type="float" office:value="63" calcext:value-type="float">
            <text:p>63</text:p>
          </table:table-cell>
          <table:table-cell office:value-type="float" office:value="89" calcext:value-type="float">
            <text:p>89</text:p>
          </table:table-cell>
          <table:table-cell office:value-type="float" office:value="299" calcext:value-type="float">
            <text:p>299</text:p>
          </table:table-cell>
          <table:table-cell office:value-type="float" office:value="192" calcext:value-type="float">
            <text:p>192</text:p>
          </table:table-cell>
          <table:table-cell office:value-type="float" office:value="64.2140468227425" calcext:value-type="float">
            <text:p>64.21404682274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churTransformer.performDoubleQRStep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float" office:value="278" calcext:value-type="float">
            <text:p>278</text:p>
          </table:table-cell>
          <table:table-cell office:value-type="float" office:value="122" calcext:value-type="float">
            <text:p>122</text:p>
          </table:table-cell>
          <table:table-cell office:value-type="float" office:value="43.8848920863309" calcext:value-type="float">
            <text:p>43.88489208633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add</text:p>
          </table:table-cell>
          <table:table-cell office:value-type="float" office:value="56" calcext:value-type="float">
            <text:p>56</text:p>
          </table:table-cell>
          <table:table-cell office:value-type="float" office:value="86" calcext:value-type="float">
            <text:p>86</text:p>
          </table:table-cell>
          <table:table-cell office:value-type="float" office:value="269" calcext:value-type="float">
            <text:p>269</text:p>
          </table:table-cell>
          <table:table-cell office:value-type="float" office:value="175" calcext:value-type="float">
            <text:p>175</text:p>
          </table:table-cell>
          <table:table-cell office:value-type="float" office:value="65.0557620817844" calcext:value-type="float">
            <text:p>65.05576208178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Dec.round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258" calcext:value-type="float">
            <text:p>258</text:p>
          </table:table-cell>
          <table:table-cell office:value-type="float" office:value="94" calcext:value-type="float">
            <text:p>94</text:p>
          </table:table-cell>
          <table:table-cell office:value-type="float" office:value="36.4341085271318" calcext:value-type="float">
            <text:p>36.4341085271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univariate.BracketFinder.search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254" calcext:value-type="float">
            <text:p>254</text:p>
          </table:table-cell>
          <table:table-cell office:value-type="float" office:value="101" calcext:value-type="float">
            <text:p>101</text:p>
          </table:table-cell>
          <table:table-cell office:value-type="float" office:value="39.7637795275591" calcext:value-type="float">
            <text:p>39.76377952755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BracketFinder.search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254" calcext:value-type="float">
            <text:p>254</text:p>
          </table:table-cell>
          <table:table-cell office:value-type="float" office:value="101" calcext:value-type="float">
            <text:p>101</text:p>
          </table:table-cell>
          <table:table-cell office:value-type="float" office:value="39.7637795275591" calcext:value-type="float">
            <text:p>39.76377952755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regress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237" calcext:value-type="float">
            <text:p>237</text:p>
          </table:table-cell>
          <table:table-cell office:value-type="float" office:value="126" calcext:value-type="float">
            <text:p>126</text:p>
          </table:table-cell>
          <table:table-cell office:value-type="float" office:value="53.1645569620253" calcext:value-type="float">
            <text:p>53.1645569620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BrentSolver.brent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29" calcext:value-type="float">
            <text:p>229</text:p>
          </table:table-cell>
          <table:table-cell office:value-type="float" office:value="33" calcext:value-type="float">
            <text:p>33</text:p>
          </table:table-cell>
          <table:table-cell office:value-type="float" office:value="14.410480349345" calcext:value-type="float">
            <text:p>14.4104803493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vmove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228" calcext:value-type="float">
            <text:p>228</text:p>
          </table:table-cell>
          <table:table-cell office:value-type="float" office:value="136" calcext:value-type="float">
            <text:p>136</text:p>
          </table:table-cell>
          <table:table-cell office:value-type="float" office:value="59.6491228070175" calcext:value-type="float">
            <text:p>59.6491228070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general.LevenbergMarquardtOptimizer.determineLMDirection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227" calcext:value-type="float">
            <text:p>227</text:p>
          </table:table-cell>
          <table:table-cell office:value-type="float" office:value="129" calcext:value-type="float">
            <text:p>129</text:p>
          </table:table-cell>
          <table:table-cell office:value-type="float" office:value="56.8281938325991" calcext:value-type="float">
            <text:p>56.82819383259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LevenbergMarquardtOptimizer.determineLMDirection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227" calcext:value-type="float">
            <text:p>227</text:p>
          </table:table-cell>
          <table:table-cell office:value-type="float" office:value="129" calcext:value-type="float">
            <text:p>129</text:p>
          </table:table-cell>
          <table:table-cell office:value-type="float" office:value="56.8281938325991" calcext:value-type="float">
            <text:p>56.82819383259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multiply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226" calcext:value-type="float">
            <text:p>226</text:p>
          </table:table-cell>
          <table:table-cell office:value-type="float" office:value="183" calcext:value-type="float">
            <text:p>183</text:p>
          </table:table-cell>
          <table:table-cell office:value-type="float" office:value="80.9734513274336" calcext:value-type="float">
            <text:p>80.97345132743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fp.DfpMath.pow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float" office:value="218" calcext:value-type="float">
            <text:p>218</text:p>
          </table:table-cell>
          <table:table-cell office:value-type="float" office:value="145" calcext:value-type="float">
            <text:p>145</text:p>
          </table:table-cell>
          <table:table-cell office:value-type="float" office:value="66.5137614678899" calcext:value-type="float">
            <text:p>66.51376146788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tting.leastsquares.LevenbergMarquardtOptimizer.determineLMDirection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201" calcext:value-type="float">
            <text:p>201</text:p>
          </table:table-cell>
          <table:table-cell office:value-type="float" office:value="103" calcext:value-type="float">
            <text:p>103</text:p>
          </table:table-cell>
          <table:table-cell office:value-type="float" office:value="51.2437810945274" calcext:value-type="float">
            <text:p>51.243781094527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distribution.fitting.MultivariateNormalMixtureExpectationMaximization.fit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201" calcext:value-type="float">
            <text:p>201</text:p>
          </table:table-cell>
          <table:table-cell office:value-type="float" office:value="126" calcext:value-type="float">
            <text:p>126</text:p>
          </table:table-cell>
          <table:table-cell office:value-type="float" office:value="62.6865671641791" calcext:value-type="float">
            <text:p>62.68656716417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MullerSolver.solve</text:p>
          </table:table-cell>
          <table:table-cell office:value-type="float" office:value="34" calcext:value-type="float">
            <text:p>34</text:p>
          </table:table-cell>
          <table:table-cell office:value-type="float" office:value="47" calcext:value-type="float">
            <text:p>47</text:p>
          </table:table-cell>
          <table:table-cell office:value-type="float" office:value="200" calcext:value-type="float">
            <text:p>200</text:p>
          </table:table-cell>
          <table:table-cell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getPartialCorrelations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98" calcext:value-type="float">
            <text:p>198</text:p>
          </table:table-cell>
          <table:table-cell office:value-type="float" office:value="121" calcext:value-type="float">
            <text:p>121</text:p>
          </table:table-cell>
          <table:table-cell office:value-type="float" office:value="61.1111111111111" calcext:value-type="float">
            <text:p>61.111111111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NelderMeadSimplex.iterate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82" calcext:value-type="float">
            <text:p>182</text:p>
          </table:table-cell>
          <table:table-cell office:value-type="float" office:value="144" calcext:value-type="float">
            <text:p>144</text:p>
          </table:table-cell>
          <table:table-cell office:value-type="float" office:value="79.1208791208791" calcext:value-type="float">
            <text:p>79.12087912087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NelderMeadSimplex.iterate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182" calcext:value-type="float">
            <text:p>182</text:p>
          </table:table-cell>
          <table:table-cell office:value-type="float" office:value="144" calcext:value-type="float">
            <text:p>144</text:p>
          </table:table-cell>
          <table:table-cell office:value-type="float" office:value="79.1208791208791" calcext:value-type="float">
            <text:p>79.12087912087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LUDecomposition.&lt;init&gt;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181" calcext:value-type="float">
            <text:p>181</text:p>
          </table:table-cell>
          <table:table-cell office:value-type="float" office:value="77" calcext:value-type="float">
            <text:p>77</text:p>
          </table:table-cell>
          <table:table-cell office:value-type="float" office:value="42.5414364640884" calcext:value-type="float">
            <text:p>42.54143646408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LoessInterpolator.smooth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float" office:value="117" calcext:value-type="float">
            <text:p>11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FieldLUDecomposition.&lt;init&gt;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179" calcext:value-type="float">
            <text:p>179</text:p>
          </table:table-cell>
          <table:table-cell office:value-type="float" office:value="81" calcext:value-type="float">
            <text:p>81</text:p>
          </table:table-cell>
          <table:table-cell office:value-type="float" office:value="45.2513966480447" calcext:value-type="float">
            <text:p>45.25139664804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reducePayneHanek</text:p>
          </table:table-cell>
          <table:table-cell office:value-type="float" office:value="116" calcext:value-type="float">
            <text:p>116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52" calcext:value-type="float">
            <text:p>152</text:p>
          </table:table-cell>
          <table:table-cell office:value-type="float" office:value="86.3636363636364" calcext:value-type="float">
            <text:p>8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iDiagonalTransformer.transformToUpperBiDiagonal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74" calcext:value-type="float">
            <text:p>174</text:p>
          </table:table-cell>
          <table:table-cell office:value-type="float" office:value="84" calcext:value-type="float">
            <text:p>84</text:p>
          </table:table-cell>
          <table:table-cell office:value-type="float" office:value="48.2758620689655" calcext:value-type="float">
            <text:p>48.27586206896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iDiagonalTransformer.transformToLowerBiDiagonal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74" calcext:value-type="float">
            <text:p>174</text:p>
          </table:table-cell>
          <table:table-cell office:value-type="float" office:value="85" calcext:value-type="float">
            <text:p>85</text:p>
          </table:table-cell>
          <table:table-cell office:value-type="float" office:value="48.8505747126437" calcext:value-type="float">
            <text:p>48.85057471264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nonstiff.AdamsBashforthIntegrator.integrate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float" office:value="75.8620689655172" calcext:value-type="float">
            <text:p>75.8620689655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RungeKuttaIntegrator.integrate</text:p>
          </table:table-cell>
          <table:table-cell office:value-type="float" office:value="38" calcext:value-type="float">
            <text:p>38</text:p>
          </table:table-cell>
          <table:table-cell office:value-type="float" office:value="51" calcext:value-type="float">
            <text:p>51</text:p>
          </table:table-cell>
          <table:table-cell office:value-type="float" office:value="173" calcext:value-type="float">
            <text:p>173</text:p>
          </table:table-cell>
          <table:table-cell office:value-type="float" office:value="118" calcext:value-type="float">
            <text:p>118</text:p>
          </table:table-cell>
          <table:table-cell office:value-type="float" office:value="68.2080924855491" calcext:value-type="float">
            <text:p>68.20809248554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AbstractIntegrator.acceptStep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171" calcext:value-type="float">
            <text:p>171</text:p>
          </table:table-cell>
          <table:table-cell office:value-type="float" office:value="130" calcext:value-type="float">
            <text:p>130</text:p>
          </table:table-cell>
          <table:table-cell office:value-type="float" office:value="76.0233918128655" calcext:value-type="float">
            <text:p>76.02339181286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nonstiff.AdamsMoultonIntegrator.integrate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float" office:value="127" calcext:value-type="float">
            <text:p>127</text:p>
          </table:table-cell>
          <table:table-cell office:value-type="float" office:value="74.7058823529412" calcext:value-type="float">
            <text:p>74.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tting.leastsquares.LevenbergMarquardtOptimizer.qrDecomposition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169" calcext:value-type="float">
            <text:p>169</text:p>
          </table:table-cell>
          <table:table-cell office:value-type="float" office:value="79" calcext:value-type="float">
            <text:p>79</text:p>
          </table:table-cell>
          <table:table-cell office:value-type="float" office:value="46.7455621301775" calcext:value-type="float">
            <text:p>46.74556213017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general.LevenbergMarquardtOptimizer.qrDecomposition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169" calcext:value-type="float">
            <text:p>169</text:p>
          </table:table-cell>
          <table:table-cell office:value-type="float" office:value="79" calcext:value-type="float">
            <text:p>79</text:p>
          </table:table-cell>
          <table:table-cell office:value-type="float" office:value="46.7455621301775" calcext:value-type="float">
            <text:p>46.7455621301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LevenbergMarquardtOptimizer.qrDecomposition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169" calcext:value-type="float">
            <text:p>169</text:p>
          </table:table-cell>
          <table:table-cell office:value-type="float" office:value="79" calcext:value-type="float">
            <text:p>79</text:p>
          </table:table-cell>
          <table:table-cell office:value-type="float" office:value="46.7455621301775" calcext:value-type="float">
            <text:p>46.74556213017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ectangularCholeskyDecomposition.&lt;init&gt;</text:p>
          </table:table-cell>
          <table:table-cell office:value-type="float" office:value="40" calcext:value-type="float">
            <text:p>40</text:p>
          </table:table-cell>
          <table:table-cell office:value-type="float" office:value="53" calcext:value-type="float">
            <text:p>53</text:p>
          </table:table-cell>
          <table:table-cell office:value-type="float" office:value="167" calcext:value-type="float">
            <text:p>167</text:p>
          </table:table-cell>
          <table:table-cell office:value-type="float" office:value="87" calcext:value-type="float">
            <text:p>87</text:p>
          </table:table-cell>
          <table:table-cell office:value-type="float" office:value="52.0958083832335" calcext:value-type="float">
            <text:p>52.0958083832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gauss.LegendreHighPrecisionRuleFactory.computeRule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166" calcext:value-type="float">
            <text:p>166</text:p>
          </table:table-cell>
          <table:table-cell office:value-type="float" office:value="92" calcext:value-type="float">
            <text:p>92</text:p>
          </table:table-cell>
          <table:table-cell office:value-type="float" office:value="55.421686746988" calcext:value-type="float">
            <text:p>55.42168674698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or.interpolate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162" calcext:value-type="float">
            <text:p>162</text:p>
          </table:table-cell>
          <table:table-cell office:value-type="float" office:value="106" calcext:value-type="float">
            <text:p>106</text:p>
          </table:table-cell>
          <table:table-cell office:value-type="float" office:value="65.4320987654321" calcext:value-type="float">
            <text:p>65.4320987654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QRDecomposition$Solver.solve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162" calcext:value-type="float">
            <text:p>162</text:p>
          </table:table-cell>
          <table:table-cell office:value-type="float" office:value="104" calcext:value-type="float">
            <text:p>104</text:p>
          </table:table-cell>
          <table:table-cell office:value-type="float" office:value="64.1975308641975" calcext:value-type="float">
            <text:p>64.19753086419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JacobianMatrices$JacobiansSecondaryEquations.computeDerivatives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161" calcext:value-type="float">
            <text:p>161</text:p>
          </table:table-cell>
          <table:table-cell office:value-type="float" office:value="104" calcext:value-type="float">
            <text:p>104</text:p>
          </table:table-cell>
          <table:table-cell office:value-type="float" office:value="64.5962732919255" calcext:value-type="float">
            <text:p>64.59627329192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BaseSecantSolver.doSolve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mpileCompositionIndirection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160" calcext:value-type="float">
            <text:p>160</text:p>
          </table:table-cell>
          <table:table-cell office:value-type="float" office:value="99" calcext:value-type="float">
            <text:p>99</text:p>
          </table:table-cell>
          <table:table-cell office:value-type="float" office:value="61.875" calcext:value-type="float">
            <text:p>61.8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HessenbergTransformer.transform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69" calcext:value-type="float">
            <text:p>69</text:p>
          </table:table-cell>
          <table:table-cell office:value-type="float" office:value="43.125" calcext:value-type="float">
            <text:p>43.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events.EventState.evaluateStep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159" calcext:value-type="float">
            <text:p>159</text:p>
          </table:table-cell>
          <table:table-cell office:value-type="float" office:value="104" calcext:value-type="float">
            <text:p>104</text:p>
          </table:table-cell>
          <table:table-cell office:value-type="float" office:value="65.4088050314465" calcext:value-type="float">
            <text:p>65.40880503144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regress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59" calcext:value-type="float">
            <text:p>159</text:p>
          </table:table-cell>
          <table:table-cell office:value-type="float" office:value="99" calcext:value-type="float">
            <text:p>99</text:p>
          </table:table-cell>
          <table:table-cell office:value-type="float" office:value="62.2641509433962" calcext:value-type="float">
            <text:p>62.26415094339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general.NonLinearConjugateGradientOptimizer.doOptimize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154" calcext:value-type="float">
            <text:p>154</text:p>
          </table:table-cell>
          <table:table-cell office:value-type="float" office:value="97" calcext:value-type="float">
            <text:p>97</text:p>
          </table:table-cell>
          <table:table-cell office:value-type="float" office:value="62.987012987013" calcext:value-type="float">
            <text:p>62.987012987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gradient.NonLinearConjugateGradientOptimizer.doOptimize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97" calcext:value-type="float">
            <text:p>97</text:p>
          </table:table-cell>
          <table:table-cell office:value-type="float" office:value="63.3986928104575" calcext:value-type="float">
            <text:p>63.39869281045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SmoothingPolynomialBicubicSplineInterpolator.interpolate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PowellOptimizer.doOptimize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50" calcext:value-type="float">
            <text:p>150</text:p>
          </table:table-cell>
          <table:table-cell office:value-type="float" office:value="76" calcext:value-type="float">
            <text:p>76</text:p>
          </table:table-cell>
          <table:table-cell office:value-type="float" office:value="50.6666666666667" calcext:value-type="float">
            <text:p>50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PowellOptimizer.doOptimize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149" calcext:value-type="float">
            <text:p>149</text:p>
          </table:table-cell>
          <table:table-cell office:value-type="float" office:value="76" calcext:value-type="float">
            <text:p>76</text:p>
          </table:table-cell>
          <table:table-cell office:value-type="float" office:value="51.006711409396" calcext:value-type="float">
            <text:p>51.0067114093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update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office:value-type="float" office:value="63.013698630137" calcext:value-type="float">
            <text:p>63.013698630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update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office:value-type="float" office:value="63.013698630137" calcext:value-type="float">
            <text:p>63.0136986301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getAngles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cov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145" calcext:value-type="float">
            <text:p>145</text:p>
          </table:table-cell>
          <table:table-cell office:value-type="float" office:value="60" calcext:value-type="float">
            <text:p>60</text:p>
          </table:table-cell>
          <table:table-cell office:value-type="float" office:value="41.3793103448276" calcext:value-type="float">
            <text:p>41.3793103448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ContinuousOutputModel.setInterpolatedTime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float" office:value="76" calcext:value-type="float">
            <text:p>76</text:p>
          </table:table-cell>
          <table:table-cell office:value-type="float" office:value="53.1468531468532" calcext:value-type="float">
            <text:p>53.14685314685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chooseInitialCenters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43" calcext:value-type="float">
            <text:p>143</text:p>
          </table:table-cell>
          <table:table-cell office:value-type="float" office:value="69" calcext:value-type="float">
            <text:p>69</text:p>
          </table:table-cell>
          <table:table-cell office:value-type="float" office:value="48.2517482517483" calcext:value-type="float">
            <text:p>48.25174825174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getAngles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BaseMultiStartMultivariateOptimizer.doOptimize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38" calcext:value-type="float">
            <text:p>138</text:p>
          </table:table-cell>
          <table:table-cell office:value-type="float" office:value="64" calcext:value-type="float">
            <text:p>64</text:p>
          </table:table-cell>
          <table:table-cell office:value-type="float" office:value="46.3768115942029" calcext:value-type="float">
            <text:p>46.3768115942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.insertEdges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137" calcext:value-type="float">
            <text:p>137</text:p>
          </table:table-cell>
          <table:table-cell office:value-type="float" office:value="98" calcext:value-type="float">
            <text:p>98</text:p>
          </table:table-cell>
          <table:table-cell office:value-type="float" office:value="71.5328467153285" calcext:value-type="float">
            <text:p>71.5328467153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gauss.LegendreRuleFactory.computeRule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38.9705882352941" calcext:value-type="float">
            <text:p>38.9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TriDiagonalTransformer.transform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  <table:table-cell office:value-type="float" office:value="77" calcext:value-type="float">
            <text:p>77</text:p>
          </table:table-cell>
          <table:table-cell office:value-type="float" office:value="56.6176470588235" calcext:value-type="float">
            <text:p>56.6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chooseInitialCenters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136" calcext:value-type="float">
            <text:p>136</text:p>
          </table:table-cell>
          <table:table-cell office:value-type="float" office:value="62" calcext:value-type="float">
            <text:p>62</text:p>
          </table:table-cell>
          <table:table-cell office:value-type="float" office:value="45.5882352941176" calcext:value-type="float">
            <text:p>45.5882352941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gauss.HermiteRuleFactory.computeRule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office:value-type="float" office:value="40.7407407407407" calcext:value-type="float">
            <text:p>40.740740740740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dfp.Dfp.dfp2string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34" calcext:value-type="float">
            <text:p>134</text:p>
          </table:table-cell>
          <table:table-cell office:value-type="float" office:value="35" calcext:value-type="float">
            <text:p>35</text:p>
          </table:table-cell>
          <table:table-cell office:value-type="float" office:value="26.1194029850746" calcext:value-type="float">
            <text:p>26.1194029850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include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71" calcext:value-type="float">
            <text:p>71</text:p>
          </table:table-cell>
          <table:table-cell office:value-type="float" office:value="54.6153846153846" calcext:value-type="float">
            <text:p>5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FieldLUDecomposition$Solver.solve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churTransformer.transform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28" calcext:value-type="float">
            <text:p>128</text:p>
          </table:table-cell>
          <table:table-cell office:value-type="float" office:value="58" calcext:value-type="float">
            <text:p>58</text:p>
          </table:table-cell>
          <table:table-cell office:value-type="float" office:value="45.3125" calcext:value-type="float">
            <text:p>45.3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trunc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26" calcext:value-type="float">
            <text:p>126</text:p>
          </table:table-cell>
          <table:table-cell office:value-type="float" office:value="83" calcext:value-type="float">
            <text:p>83</text:p>
          </table:table-cell>
          <table:table-cell office:value-type="float" office:value="65.8730158730159" calcext:value-type="float">
            <text:p>65.8730158730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oissonDistribution.nextPoisson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62.4" calcext:value-type="float">
            <text:p>62.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FieldMatrix.multiply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office:value-type="float" office:value="54.8387096774194" calcext:value-type="float">
            <text:p>54.8387096774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LUDecomposition$Solver.solve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61.2903225806452" calcext:value-type="float">
            <text:p>61.29032258064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compare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91.9354838709677" calcext:value-type="float">
            <text:p>91.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RealMatrix.multiply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office:value-type="float" office:value="54.4715447154472" calcext:value-type="float">
            <text:p>54.4715447154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tryStep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60.655737704918" calcext:value-type="float">
            <text:p>60.6557377049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SummaryStatistics.copy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95.0819672131147" calcext:value-type="float">
            <text:p>95.0819672131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Solver.getPivotRow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AbstractRealDistribution.inverseCumulativeProbability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linear.SimplexSolver.getPivotRow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DormandPrince853StepInterpolator.computeInterpolatedStateAndDerivatives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89" calcext:value-type="float">
            <text:p>89</text:p>
          </table:table-cell>
          <table:table-cell office:value-type="float" office:value="74.1666666666667" calcext:value-type="float">
            <text:p>74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singcheck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MullerSolver2.doSolve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float" office:value="50.8474576271186" calcext:value-type="float">
            <text:p>50.84745762711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istribution.KolmogorovSmirnovDistribution.createH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17" calcext:value-type="float">
            <text:p>117</text:p>
          </table:table-cell>
          <table:table-cell office:value-type="float" office:value="50" calcext:value-type="float">
            <text:p>50</text:p>
          </table:table-cell>
          <table:table-cell office:value-type="float" office:value="42.7350427350427" calcext:value-type="float">
            <text:p>42.73504273504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Beta.logBeta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117" calcext:value-type="float">
            <text:p>117</text:p>
          </table:table-cell>
          <table:table-cell office:value-type="float" office:value="74" calcext:value-type="float">
            <text:p>74</text:p>
          </table:table-cell>
          <table:table-cell office:value-type="float" office:value="63.2478632478632" calcext:value-type="float">
            <text:p>63.24786324786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forceSide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16" calcext:value-type="float">
            <text:p>11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HessenbergTransformer.getP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float" office:value="56" calcext:value-type="float">
            <text:p>56</text:p>
          </table:table-cell>
          <table:table-cell office:value-type="float" office:value="48.2758620689655" calcext:value-type="float">
            <text:p>48.27586206896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MatrixFormat.parse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69.5652173913043" calcext:value-type="float">
            <text:p>69.565217391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log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60.1769911504425" calcext:value-type="float">
            <text:p>60.17699115044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OutlineExtractor$BoundaryProjector.addContribution</text:p>
          </table:table-cell>
          <table:table-cell office:value-type="float" office:value="38" calcext:value-type="float">
            <text:p>38</text:p>
          </table:table-cell>
          <table:table-cell office:value-type="float" office:value="52" calcext:value-type="float">
            <text:p>52</text:p>
          </table:table-cell>
          <table:table-cell office:value-type="float" office:value="113" calcext:value-type="float">
            <text:p>113</text:p>
          </table:table-cell>
          <table:table-cell office:value-type="float" office:value="73" calcext:value-type="float">
            <text:p>73</text:p>
          </table:table-cell>
          <table:table-cell office:value-type="float" office:value="64.6017699115044" calcext:value-type="float">
            <text:p>64.6017699115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ingFunction.&lt;init&gt;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81" calcext:value-type="float">
            <text:p>81</text:p>
          </table:table-cell>
          <table:table-cell office:value-type="float" office:value="72.3214285714286" calcext:value-type="float">
            <text:p>72.32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safeNorm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12" calcext:value-type="float">
            <text:p>112</text:p>
          </table:table-cell>
          <table:table-cell office:value-type="float" office:value="34" calcext:value-type="float">
            <text:p>34</text:p>
          </table:table-cell>
          <table:table-cell office:value-type="float" office:value="30.3571428571429" calcext:value-type="float">
            <text:p>30.3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iDiagonalTransformer.getU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61.6071428571429" calcext:value-type="float">
            <text:p>61.60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round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75.8928571428571" calcext:value-type="float">
            <text:p>75.89285714285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fp.Dfp.sqrt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office:value-type="float" office:value="102" calcext:value-type="float">
            <text:p>102</text:p>
          </table:table-cell>
          <table:table-cell office:value-type="float" office:value="91.0714285714286" calcext:value-type="float">
            <text:p>91.0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Dec.nextAfter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48.2142857142857" calcext:value-type="float">
            <text:p>48.2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leastsquares.GaussNewtonOptimizer.doOptimize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72.972972972973" calcext:value-type="float">
            <text:p>72.9729729729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de.events.EventFilter.g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office:value-type="float" office:value="83.6363636363636" calcext:value-type="float">
            <text:p>8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compareTo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partition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office:value-type="float" office:value="18.348623853211" calcext:value-type="float">
            <text:p>18.348623853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Field.split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36.697247706422" calcext:value-type="float">
            <text:p>36.697247706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MersenneTwister.setSeed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48.6238532110092" calcext:value-type="float">
            <text:p>48.62385321100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delete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office:value-type="float" office:value="108" calcext:value-type="float">
            <text:p>108</text:p>
          </table:table-cell>
          <table:table-cell office:value-type="float" office:value="56" calcext:value-type="float">
            <text:p>56</text:p>
          </table:table-cell>
          <table:table-cell office:value-type="float" office:value="51.8518518518519" calcext:value-type="float">
            <text:p>51.8518518518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split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  <table:table-cell office:value-type="float" office:value="38" calcext:value-type="float">
            <text:p>38</text:p>
          </table:table-cell>
          <table:table-cell office:value-type="float" office:value="35.5140186915888" calcext:value-type="float">
            <text:p>35.5140186915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.getVertices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107" calcext:value-type="float">
            <text:p>107</text:p>
          </table:table-cell>
          <table:table-cell office:value-type="float" office:value="57" calcext:value-type="float">
            <text:p>57</text:p>
          </table:table-cell>
          <table:table-cell office:value-type="float" office:value="53.2710280373832" calcext:value-type="float">
            <text:p>53.27102803738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.transformInPlace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07" calcext:value-type="float">
            <text:p>107</text:p>
          </table:table-cell>
          <table:table-cell office:value-type="float" office:value="73" calcext:value-type="float">
            <text:p>73</text:p>
          </table:table-cell>
          <table:table-cell office:value-type="float" office:value="68.2242990654206" calcext:value-type="float">
            <text:p>68.2242990654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CholeskyDecomposition$Solver.solve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60.377358490566" calcext:value-type="float">
            <text:p>60.3773584905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anking.NaturalRanking.rank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05" calcext:value-type="float">
            <text:p>105</text:p>
          </table:table-cell>
          <table:table-cell office:value-type="float" office:value="53" calcext:value-type="float">
            <text:p>53</text:p>
          </table:table-cell>
          <table:table-cell office:value-type="float" office:value="50.4761904761905" calcext:value-type="float">
            <text:p>50.47619047619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AdaptiveStepsizeIntegrator.initializeStep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104" calcext:value-type="float">
            <text:p>104</text:p>
          </table:table-cell>
          <table:table-cell office:value-type="float" office:value="54" calcext:value-type="float">
            <text:p>54</text:p>
          </table:table-cell>
          <table:table-cell office:value-type="float" office:value="51.9230769230769" calcext:value-type="float">
            <text:p>51.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toDouble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office:value-type="float" office:value="36.5384615384615" calcext:value-type="float">
            <text:p>36.5384615384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pow</text:p>
          </table:table-cell>
          <table:table-cell office:value-type="float" office:value="68" calcext:value-type="float">
            <text:p>68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99" calcext:value-type="float">
            <text:p>99</text:p>
          </table:table-cell>
          <table:table-cell office:value-type="float" office:value="96.1165048543689" calcext:value-type="float">
            <text:p>96.11650485436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CholeskyDecomposition.&lt;init&gt;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58.252427184466" calcext:value-type="float">
            <text:p>58.252427184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iDiagonalTransformer.getV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office:value-type="float" office:value="62.1359223300971" calcext:value-type="float">
            <text:p>62.1359223300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dfp2sci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  <table:table-cell office:value-type="float" office:value="46" calcext:value-type="float">
            <text:p>46</text:p>
          </table:table-cell>
          <table:table-cell office:value-type="float" office:value="44.6601941747573" calcext:value-type="float">
            <text:p>44.66019417475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recurseSides</text:p>
          </table:table-cell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lter.KalmanFilter.&lt;init&gt;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72.8155339805825" calcext:value-type="float">
            <text:p>72.8155339805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Sinc.value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02" calcext:value-type="float">
            <text:p>102</text:p>
          </table:table-cell>
          <table:table-cell office:value-type="float" office:value="54" calcext:value-type="float">
            <text:p>54</text:p>
          </table:table-cell>
          <table:table-cell office:value-type="float" office:value="52.9411764705882" calcext:value-type="float">
            <text:p>52.94117647058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BaseAbstractMultivariateOptimizer.checkParameters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84" calcext:value-type="float">
            <text:p>84</text:p>
          </table:table-cell>
          <table:table-cell office:value-type="float" office:value="82.3529411764706" calcext:value-type="float">
            <text:p>82.3529411764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general.GaussNewtonOptimizer.doOptimize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float" office:value="69.6078431372549" calcext:value-type="float">
            <text:p>69.60784313725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FieldMatrix.preMultiply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GaussNewtonOptimizer.doOptimize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getCompiler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68.6868686868687" calcext:value-type="float">
            <text:p>68.68686868686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preMultiply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58.5858585858586" calcext:value-type="float">
            <text:p>58.58585858585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getSubMatrix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78.3505154639175" calcext:value-type="float">
            <text:p>78.35051546391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RealMatrix.getSubMatrix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78.3505154639175" calcext:value-type="float">
            <text:p>78.3505154639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nextAfter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70.1030927835051" calcext:value-type="float">
            <text:p>70.1030927835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FiniteDifferencesDifferentiator$3.value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office:value-type="float" office:value="51.0416666666667" calcext:value-type="float">
            <text:p>51.041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gcd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office:value-type="float" office:value="26" calcext:value-type="float">
            <text:p>26</text:p>
          </table:table-cell>
          <table:table-cell office:value-type="float" office:value="27.0833333333333" calcext:value-type="float">
            <text:p>27.08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TriDiagonalTransformer.getQT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office:value-type="float" office:value="53.6842105263158" calcext:value-type="float">
            <text:p>53.6842105263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19.value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61.7021276595745" calcext:value-type="float">
            <text:p>61.70212765957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de.nonstiff.DormandPrince54StepInterpolator.computeInterpolatedStateAndDerivatives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office:value-type="float" office:value="58" calcext:value-type="float">
            <text:p>58</text:p>
          </table:table-cell>
          <table:table-cell office:value-type="float" office:value="61.7021276595745" calcext:value-type="float">
            <text:p>61.7021276595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LagrangeForm.computeCoefficients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51.6129032258065" calcext:value-type="float">
            <text:p>51.6129032258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operate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54.8387096774194" calcext:value-type="float">
            <text:p>54.8387096774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operate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54.3478260869565" calcext:value-type="float">
            <text:p>54.34782608695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CombinatoricsUtils.stirlingS2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float" office:value="65.9340659340659" calcext:value-type="float">
            <text:p>65.93406593406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createTableau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86.8131868131868" calcext:value-type="float">
            <text:p>86.8131868131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Tableau.createTableau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86.8131868131868" calcext:value-type="float">
            <text:p>86.81318681318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BSPTree.split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bobyqa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67.7777777777778" calcext:value-type="float">
            <text:p>67.7777777777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bobyqa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float" office:value="61" calcext:value-type="float">
            <text:p>61</text:p>
          </table:table-cell>
          <table:table-cell office:value-type="float" office:value="67.7777777777778" calcext:value-type="float">
            <text:p>6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ChiSquareTest.chiSquareDataSetsComparison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46.6666666666667" calcext:value-type="float">
            <text:p>4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HarmonicFitter$ParameterGuesser.guessAOmega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57.3033707865169" calcext:value-type="float">
            <text:p>57.303370786516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solvers.RiddersSolver.doSolve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55" calcext:value-type="float">
            <text:p>55</text:p>
          </table:table-cell>
          <table:table-cell office:value-type="float" office:value="61.7977528089888" calcext:value-type="float">
            <text:p>61.7977528089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fitting.HarmonicFitter$ParameterGuesser.guessAOmega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float" office:value="51" calcext:value-type="float">
            <text:p>51</text:p>
          </table:table-cell>
          <table:table-cell office:value-type="float" office:value="57.3033707865169" calcext:value-type="float">
            <text:p>57.3033707865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LaguerreSolver$ComplexSolver.solv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univariate.MultiStartUnivariateOptimizer.doOptimize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56.8181818181818" calcext:value-type="float">
            <text:p>56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FieldHermiteInterpolator.addSamplePoint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60.9195402298851" calcext:value-type="float">
            <text:p>60.91954022988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tan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6.89655172413793" calcext:value-type="float">
            <text:p>6.89655172413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AbstractSimplex.&lt;init&gt;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56.3218390804598" calcext:value-type="float">
            <text:p>56.32183908045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ymmLQ$State.init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96.551724137931" calcext:value-type="float">
            <text:p>96.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QRDecomposition.getQT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55.1724137931034" calcext:value-type="float">
            <text:p>55.17241379310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AbstractSimplex.&lt;init&gt;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49" calcext:value-type="float">
            <text:p>49</text:p>
          </table:table-cell>
          <table:table-cell office:value-type="float" office:value="56.3218390804598" calcext:value-type="float">
            <text:p>56.32183908045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MultivariateFunctionPenaltyAdapter.value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60.4651162790698" calcext:value-type="float">
            <text:p>60.46511627906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dropPhase1Objective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61.6279069767442" calcext:value-type="float">
            <text:p>61.6279069767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linear.SimplexTableau.dropPhase1Objective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float" office:value="53" calcext:value-type="float">
            <text:p>53</text:p>
          </table:table-cell>
          <table:table-cell office:value-type="float" office:value="61.6279069767442" calcext:value-type="float">
            <text:p>61.62790697674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MultivariateFunctionPenaltyAdapter.value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86" calcext:value-type="float">
            <text:p>86</text:p>
          </table:table-cell>
          <table:table-cell office:value-type="float" office:value="52" calcext:value-type="float">
            <text:p>52</text:p>
          </table:table-cell>
          <table:table-cell office:value-type="float" office:value="60.4651162790698" calcext:value-type="float">
            <text:p>60.46511627906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&lt;init&gt;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86" calcext:value-type="float">
            <text:p>86</text:p>
          </table:table-cell>
          <table:table-cell office:value-type="float" office:value="71" calcext:value-type="float">
            <text:p>71</text:p>
          </table:table-cell>
          <table:table-cell office:value-type="float" office:value="82.5581395348837" calcext:value-type="float">
            <text:p>82.5581395348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sin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.05882352941176" calcext:value-type="float">
            <text:p>7.058823529411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GraggBulirschStoerStepInterpolator.computeCoefficients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float" office:value="78.8235294117647" calcext:value-type="float">
            <text:p>78.8235294117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regcf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52" calcext:value-type="float">
            <text:p>52</text:p>
          </table:table-cell>
          <table:table-cell office:value-type="float" office:value="61.1764705882353" calcext:value-type="float">
            <text:p>61.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Fraction.&lt;init&gt;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82.3529411764706" calcext:value-type="float">
            <text:p>82.3529411764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MultivariateNormalDistribution.&lt;init&gt;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60.7142857142857" calcext:value-type="float">
            <text:p>60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MultistepIntegrator$NordsieckInitializer.handleStep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sampling.StepNormalizer.handleStep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72.6190476190476" calcext:value-type="float">
            <text:p>72.6190476190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invers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32" calcext:value-type="float">
            <text:p>32</text:p>
          </table:table-cell>
          <table:table-cell office:value-type="float" office:value="38.0952380952381" calcext:value-type="float">
            <text:p>38.095238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atan2</text:p>
          </table:table-cell>
          <table:table-cell office:value-type="float" office:value="60" calcext:value-type="float">
            <text:p>60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office:value-type="float" office:value="97.5903614457831" calcext:value-type="float">
            <text:p>97.59036144578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QRDecomposition$Solver.solve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54" calcext:value-type="float">
            <text:p>54</text:p>
          </table:table-cell>
          <table:table-cell office:value-type="float" office:value="65.0602409638554" calcext:value-type="float">
            <text:p>65.06024096385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LagrangeForm.evaluateInternal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39.0243902439024" calcext:value-type="float">
            <text:p>39.0243902439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churTransformer.computeShift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54.8780487804878" calcext:value-type="float">
            <text:p>54.87804878048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dotrap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87.8048780487805" calcext:value-type="float">
            <text:p>87.8048780487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FieldHashMap.findInsertionIndex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71.6049382716049" calcext:value-type="float">
            <text:p>71.6049382716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.findInsertionIndex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71.6049382716049" calcext:value-type="float">
            <text:p>71.6049382716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ConjugateGradient.solveInPlace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selec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Utils$17.valu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63.2911392405063" calcext:value-type="float">
            <text:p>63.29113924050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equals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FieldLUDecomposition$Solver.solve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63.2911392405063" calcext:value-type="float">
            <text:p>63.2911392405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Tableau.equals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regress</text:p>
          </table:table-cell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atan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42.3076923076923" calcext:value-type="float">
            <text:p>42.30769230769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FieldMatrix.setSubMatrix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73.0769230769231" calcext:value-type="float">
            <text:p>73.076923076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setSubMatrix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73.0769230769231" calcext:value-type="float">
            <text:p>73.076923076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MultivariateFunctionMappingAdapter.&lt;init&gt;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EigenDecomposition$Solver.solve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62.3376623376623" calcext:value-type="float">
            <text:p>62.33766233766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LUDecomposition$Solver.solve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62.3376623376623" calcext:value-type="float">
            <text:p>62.33766233766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MultivariateFunctionMappingAdapter.&lt;init&gt;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float" office:value="44" calcext:value-type="float">
            <text:p>44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NPointCrossover.mate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49" calcext:value-type="float">
            <text:p>49</text:p>
          </table:table-cell>
          <table:table-cell office:value-type="float" office:value="64.4736842105263" calcext:value-type="float">
            <text:p>64.4736842105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primes.PollardRho.rhoBrent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42.6666666666667" calcext:value-type="float">
            <text:p>42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mpileMultiplicationIndirection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ymmLQ$State.refineSolution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initializeArrays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FieldHermiteInterpolator.derivatives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float" office:value="60.8108108108108" calcext:value-type="float">
            <text:p>60.8108108108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checkOrder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40.5405405405405" calcext:value-type="float">
            <text:p>40.5405405405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cluster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float" office:value="53" calcext:value-type="float">
            <text:p>53</text:p>
          </table:table-cell>
          <table:table-cell office:value-type="float" office:value="71.6216216216216" calcext:value-type="float">
            <text:p>71.62162162162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multiplyFast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81.0810810810811" calcext:value-type="float">
            <text:p>81.08108108108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sortInPlace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69.8630136986301" calcext:value-type="float">
            <text:p>69.86301369863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updateBD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67.1232876712329" calcext:value-type="float">
            <text:p>67.12328767123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updateBD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67.1232876712329" calcext:value-type="float">
            <text:p>67.1232876712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updateMembershipMatri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  <table:table-cell office:value-type="float" office:value="54.7945205479452" calcext:value-type="float">
            <text:p>54.79452054794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CycleCrossover.mate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58" calcext:value-type="float">
            <text:p>58</text:p>
          </table:table-cell>
          <table:table-cell office:value-type="float" office:value="79.4520547945205" calcext:value-type="float">
            <text:p>79.45205479452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vents.FilterType$2.selectTransformer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ode.events.FilterType$1.selectTransformer</text:p>
          </table:table-cell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HermiteInterpolator.addSamplePoint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59.1549295774648" calcext:value-type="float">
            <text:p>59.1549295774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eastSquaresConverter.valu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67.6056338028169" calcext:value-type="float">
            <text:p>67.6056338028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LeastSquaresConverter.valu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67.6056338028169" calcext:value-type="float">
            <text:p>67.60563380281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DormandPrince853StepInterpolator.doFinalize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83.0985915492958" calcext:value-type="float">
            <text:p>83.0985915492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AbstractUnivariateStatistic.test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41" calcext:value-type="float">
            <text:p>41</text:p>
          </table:table-cell>
          <table:table-cell office:value-type="float" office:value="57.7464788732394" calcext:value-type="float">
            <text:p>57.74647887323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scalb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scalb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@@ org.apache.commons.math3.optim.BaseMultivariateOptimizer.checkParameters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GraggBulirschStoerStepInterpolator.resetTables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68.5714285714286" calcext:value-type="float">
            <text:p>6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CombinatoricsUtils.binomialCoefficient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68.1159420289855" calcext:value-type="float">
            <text:p>68.1159420289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getNorm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53.6231884057971" calcext:value-type="float">
            <text:p>53.6231884057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fitting.MultivariateNormalMixtureExpectationMaximization.estimate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68.1159420289855" calcext:value-type="float">
            <text:p>68.11594202898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.verticesToTree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69.5652173913043" calcext:value-type="float">
            <text:p>69.565217391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QRDecomposition.performHouseholderReflection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66.1764705882353" calcext:value-type="float">
            <text:p>66.1764705882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cluster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69.1176470588235" calcext:value-type="float">
            <text:p>69.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ChiSquareTest.chiSquar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27" calcext:value-type="float">
            <text:p>27</text:p>
          </table:table-cell>
          <table:table-cell office:value-type="float" office:value="39.7058823529412" calcext:value-type="float">
            <text:p>39.70588235294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getDiagonalOfHatMatrix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48.5294117647059" calcext:value-type="float">
            <text:p>48.5294117647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&lt;init&gt;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44.1176470588235" calcext:value-type="float">
            <text:p>44.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$MultiDimensionalComplexMatrix.clon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44" calcext:value-type="float">
            <text:p>44</text:p>
          </table:table-cell>
          <table:table-cell office:value-type="float" office:value="64.7058823529412" calcext:value-type="float">
            <text:p>64.70588235294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FiniteDifferencesDifferentiator.evaluat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52.2388059701493" calcext:value-type="float">
            <text:p>52.2388059701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co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50.7462686567164" calcext:value-type="float">
            <text:p>50.7462686567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si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50.7462686567164" calcext:value-type="float">
            <text:p>50.7462686567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t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50.7462686567164" calcext:value-type="float">
            <text:p>50.7462686567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cosh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50.7462686567164" calcext:value-type="float">
            <text:p>50.7462686567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sinh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50.7462686567164" calcext:value-type="float">
            <text:p>50.74626865671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tanh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34" calcext:value-type="float">
            <text:p>34</text:p>
          </table:table-cell>
          <table:table-cell office:value-type="float" office:value="50.7462686567164" calcext:value-type="float">
            <text:p>50.7462686567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toString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64.1791044776119" calcext:value-type="float">
            <text:p>64.17910447761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rpolation.SplineInterpolator.interpolate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76.1194029850746" calcext:value-type="float">
            <text:p>76.1194029850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initializeCMA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67.1641791044776" calcext:value-type="float">
            <text:p>67.16417910447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pecial.Gamma.regularizedGammaP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 office:value-type="float" office:value="37" calcext:value-type="float">
            <text:p>37</text:p>
          </table:table-cell>
          <table:table-cell office:value-type="float" office:value="55.2238805970149" calcext:value-type="float">
            <text:p>55.2238805970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AbstractMultipleLinearRegression.newSampleData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76.1194029850746" calcext:value-type="float">
            <text:p>76.1194029850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FiniteDifferencesDifferentiator$2.value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62.1212121212121" calcext:value-type="float">
            <text:p>62.1212121212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pow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74.2424242424243" calcext:value-type="float">
            <text:p>74.2424242424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cos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4.54545454545455" calcext:value-type="float">
            <text:p>4.54545454545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normalizeArray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48.4848484848485" calcext:value-type="float">
            <text:p>48.4848484848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GammaDistribution.sample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GTest.entropy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24" calcext:value-type="float">
            <text:p>24</text:p>
          </table:table-cell>
          <table:table-cell office:value-type="float" office:value="36.3636363636364" calcext:value-type="float">
            <text:p>3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evaluat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60.6060606060606" calcext:value-type="float">
            <text:p>60.6060606060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toBlocksLayout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office:value-type="float" office:value="66.1538461538462" calcext:value-type="float">
            <text:p>66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AggregateSummaryStatistics.aggregat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30.7692307692308" calcext:value-type="float">
            <text:p>30.76923076923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ArithmeticUtils.gcd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equals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transpos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RealMatrix.transpos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GillStepInterpolator.computeInterpolatedStateAndDerivative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RungeKuttaStepInterpolator.readExternal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76.5625" calcext:value-type="float">
            <text:p>76.56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encode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56.25" calcext:value-type="float">
            <text:p>56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getSolution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79.3650793650794" calcext:value-type="float">
            <text:p>79.36507936507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toBlocksLayout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65.0793650793651" calcext:value-type="float">
            <text:p>65.0793650793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Tableau.getSolution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79.3650793650794" calcext:value-type="float">
            <text:p>79.36507936507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GraggBulirschStoerStepInterpolator.computeInterpolatedStateAndDerivative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.followLoop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.addSub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.mdfft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80.952380952381" calcext:value-type="float">
            <text:p>80.95238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exp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87.0967741935484" calcext:value-type="float">
            <text:p>87.0967741935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linearCombination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61.2903225806452" calcext:value-type="float">
            <text:p>61.2903225806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SimplexOptimizer.doOptimize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54.8387096774194" calcext:value-type="float">
            <text:p>54.8387096774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HighamHall54StepInterpolator.computeInterpolatedStateAndDerivative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87.0967741935484" calcext:value-type="float">
            <text:p>87.0967741935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SpearmansCorrelation.rankTransform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34" calcext:value-type="float">
            <text:p>34</text:p>
          </table:table-cell>
          <table:table-cell office:value-type="float" office:value="54.8387096774194" calcext:value-type="float">
            <text:p>54.8387096774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rebalanceLeftShrunk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rebalanceRightShrunk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ProperBigFractionFormat.parse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6.7741935483871" calcext:value-type="float">
            <text:p>96.7741935483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ta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0.8196721311475" calcext:value-type="float">
            <text:p>50.81967213114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tanh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0.8196721311475" calcext:value-type="float">
            <text:p>50.8196721311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CombinatoricsUtils$LexicographicCombinationIterator.nex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73.7704918032787" calcext:value-type="float">
            <text:p>73.7704918032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updateCovarianc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95.0819672131147" calcext:value-type="float">
            <text:p>95.0819672131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&lt;init&gt;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60.655737704918" calcext:value-type="float">
            <text:p>60.655737704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getDat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57.3770491803279" calcext:value-type="float">
            <text:p>57.3770491803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&lt;init&gt;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float" office:value="60.655737704918" calcext:value-type="float">
            <text:p>60.6557377049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getDat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57.3770491803279" calcext:value-type="float">
            <text:p>57.37704918032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power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57.3770491803279" calcext:value-type="float">
            <text:p>57.3770491803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AbstractIntegerDistribution.inverseCumulativeProbability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86.8852459016393" calcext:value-type="float">
            <text:p>86.8852459016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initializeCMA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70.4918032786885" calcext:value-type="float">
            <text:p>70.49180327868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updateCovarianc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95.0819672131147" calcext:value-type="float">
            <text:p>95.08196721311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divide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81.9672131147541" calcext:value-type="float">
            <text:p>81.96721311475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OutlineExtractor.getOutline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40.9836065573771" calcext:value-type="float">
            <text:p>40.9836065573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ContinuedFraction.evaluate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63.3333333333333" calcext:value-type="float">
            <text:p>6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Calc.buildSinCosTables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walkInOptimized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FieldMatrix.walkInOptimized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walkInOptimized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walkInOptimized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Format.parse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81.6666666666667" calcext:value-type="float">
            <text:p>8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CholeskyDecomposition$Solver.solv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61.6666666666667" calcext:value-type="float">
            <text:p>6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getCumFreq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reorderRegressors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61.6666666666667" calcext:value-type="float">
            <text:p>6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Gaussian.value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47.4576271186441" calcext:value-type="float">
            <text:p>47.45762711864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recision.roundUnscaled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76.271186440678" calcext:value-type="float">
            <text:p>76.271186440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primes.SmallPrimes.millerRabinPrimeTest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6.8965517241379" calcext:value-type="float">
            <text:p>56.896551724137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Utils.shift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51.7241379310345" calcext:value-type="float">
            <text:p>51.72413793103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FieldMatrix.walkInRow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6.8965517241379" calcext:value-type="float">
            <text:p>56.8965517241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walkInRow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6.8965517241379" calcext:value-type="float">
            <text:p>56.8965517241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walkInOptimized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60.3448275862069" calcext:value-type="float">
            <text:p>60.34482758620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FieldMatrix.walkInOptimized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60.3448275862069" calcext:value-type="float">
            <text:p>60.3448275862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walkInRow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6.8965517241379" calcext:value-type="float">
            <text:p>56.8965517241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walkInRow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6.8965517241379" calcext:value-type="float">
            <text:p>56.8965517241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walkInOptimized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60.3448275862069" calcext:value-type="float">
            <text:p>60.3448275862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walkInOptimized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60.3448275862069" calcext:value-type="float">
            <text:p>60.34482758620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ymmLQ$State.updat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87.9310344827586" calcext:value-type="float">
            <text:p>87.93103448275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.computeGeometricalProperties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58.6206896551724" calcext:value-type="float">
            <text:p>58.62068965517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BSPTree.insertInTree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&lt;init&gt;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32.7586206896552" calcext:value-type="float">
            <text:p>32.75862068965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MicrosphereInterpolatingFunction.&lt;init&gt;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84.2105263157895" calcext:value-type="float">
            <text:p>84.2105263157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setSubMatrix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setRowMatrix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68.421052631579" calcext:value-type="float">
            <text:p>68.4210526315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RealMatrix.setRowMatrix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39" calcext:value-type="float">
            <text:p>39</text:p>
          </table:table-cell>
          <table:table-cell office:value-type="float" office:value="68.421052631579" calcext:value-type="float">
            <text:p>68.421052631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ThreeEighthesStepInterpolator.computeInterpolatedStateAndDerivative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85.9649122807017" calcext:value-type="float">
            <text:p>85.9649122807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GTest.gDataSetsComparison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0.8771929824562" calcext:value-type="float">
            <text:p>50.87719298245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.Logit.value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82.1428571428571" calcext:value-type="float">
            <text:p>82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FieldMatrix.setColumnMatrix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0.7142857142857" calcext:value-type="float">
            <text:p>60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FieldMatrix.walkInRow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55.3571428571429" calcext:value-type="float">
            <text:p>55.3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walkInRow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55.3571428571429" calcext:value-type="float">
            <text:p>55.3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setColumnMatrix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60.7142857142857" calcext:value-type="float">
            <text:p>60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walkInRow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55.3571428571429" calcext:value-type="float">
            <text:p>55.3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walkInRowOrder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55.3571428571429" calcext:value-type="float">
            <text:p>55.3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Math.atan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setSubMatrix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83.6363636363636" calcext:value-type="float">
            <text:p>8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ymmLQ$State.updateNorms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89.0909090909091" calcext:value-type="float">
            <text:p>89.09090909090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setSubMatrix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83.6363636363636" calcext:value-type="float">
            <text:p>8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GTest.g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47.2727272727273" calcext:value-type="float">
            <text:p>47.272727272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Skewness.evaluat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67.2727272727273" calcext:value-type="float">
            <text:p>67.272727272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tolset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Sigmoid.valu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59.2592592592593" calcext:value-type="float">
            <text:p>59.25925925925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ultidimensionalCounter.getCount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59.2592592592593" calcext:value-type="float">
            <text:p>59.25925925925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outerProduct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62.962962962963" calcext:value-type="float">
            <text:p>62.962962962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setSubMatrix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64.8148148148148" calcext:value-type="float">
            <text:p>64.8148148148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cluster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90.7407407407407" calcext:value-type="float">
            <text:p>90.74074074074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&lt;init&gt;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40.7407407407407" calcext:value-type="float">
            <text:p>40.7407407407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.bitReversalShuffle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31.4814814814815" calcext:value-type="float">
            <text:p>31.4814814814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CombinatoricsUtils.binomialCoefficientLog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71.6981132075472" calcext:value-type="float">
            <text:p>71.6981132075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ClassicalRungeKuttaStepInterpolator.computeInterpolatedStateAndDerivative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84.9056603773585" calcext:value-type="float">
            <text:p>84.9056603773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AdamsMoultonIntegrator$Corrector.en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69.811320754717" calcext:value-type="float">
            <text:p>69.8113207547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Utils$9$1.valu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1.9230769230769" calcext:value-type="float">
            <text:p>51.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UnivariatePeriodicInterpolator.interpolat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power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office:value-type="float" office:value="67.3076923076923" calcext:value-type="float">
            <text:p>67.3076923076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RQRDecomposition.performHouseholderReflectio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0.3846153846154" calcext:value-type="float">
            <text:p>40.3846153846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iDiagonalTransformer.getB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65.3846153846154" calcext:value-type="float">
            <text:p>65.38461538461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&lt;init&gt;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55.7692307692308" calcext:value-type="float">
            <text:p>55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BSPTree.condense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insertCuts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bracket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tan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84.3137254901961" calcext:value-type="float">
            <text:p>84.3137254901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shuffle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52.9411764705882" calcext:value-type="float">
            <text:p>52.9411764705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checkParameter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72.5490196078431" calcext:value-type="float">
            <text:p>72.54901960784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solveLowerTriangularSystem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76.4705882352941" calcext:value-type="float">
            <text:p>76.4705882352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equals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SimplexOptimizer.doOptimize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62.7450980392157" calcext:value-type="float">
            <text:p>62.7450980392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anking.NaturalRanking.resolveTi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98.0392156862745" calcext:value-type="float">
            <text:p>98.03921568627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addObservations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60.7843137254902" calcext:value-type="float">
            <text:p>60.78431372549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VectorFormat.parseCoordinate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84.3137254901961" calcext:value-type="float">
            <text:p>84.3137254901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BSPTree.visit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RealMatrix.multiply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TriangularDistribution.cumulativeProbability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MidpointStepInterpolator.computeInterpolatedStateAndDerivative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ChiSquareTest.chiSquar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rebalanceLeftGrow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rebalanceRightGrown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SobolSequenceGenerator.initFromStream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Function.value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61.2244897959184" calcext:value-type="float">
            <text:p>61.22448979591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ultidimensionalCounter.getCount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73.4693877551021" calcext:value-type="float">
            <text:p>73.46938775510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setu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77.5510204081633" calcext:value-type="float">
            <text:p>77.5510204081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TriangularDistribution.density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setup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77.5510204081633" calcext:value-type="float">
            <text:p>77.5510204081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HighamHall54Integrator.estimateError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63.265306122449" calcext:value-type="float">
            <text:p>63.2653061224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AdamsNordsieckTransformer.initializeHighOrderDerivative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office:value-type="float" office:value="69.3877551020408" calcext:value-type="float">
            <text:p>69.3877551020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&lt;init&gt;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91.8367346938776" calcext:value-type="float">
            <text:p>91.8367346938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NestedLoops.add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MatrixFormat.forma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sampling.AbstractStepInterpolator.writeBaseExternal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evaluat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64.5833333333333" calcext:value-type="float">
            <text:p>64.58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StableRandomGenerator.nextNormalizedDoubl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.&lt;init&gt;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45.8333333333333" calcext:value-type="float">
            <text:p>45.8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HarmonicFitter$ParameterGuesser.sortObservation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55.3191489361702" calcext:value-type="float">
            <text:p>55.31914893617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mpos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57.4468085106383" calcext:value-type="float">
            <text:p>57.44680851063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fitting.HarmonicFitter$ParameterGuesser.sortObservation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55.3191489361702" calcext:value-type="float">
            <text:p>55.31914893617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general.AbstractLeastSquaresOptimizer.computeWeightedJacobian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70.2127659574468" calcext:value-type="float">
            <text:p>70.21276595744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solveUpperTriangularSystem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4.468085106383" calcext:value-type="float">
            <text:p>74.4680851063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getRowMat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61.7021276595745" calcext:value-type="float">
            <text:p>61.70212765957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RealMatrix.getRowMat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61.7021276595745" calcext:value-type="float">
            <text:p>61.70212765957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evaluate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74.468085106383" calcext:value-type="float">
            <text:p>74.4680851063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getVcvElement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LaguerreSolver$ComplexSolver.solveAll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65.2173913043478" calcext:value-type="float">
            <text:p>65.2173913043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FieldHashMap.ge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86.9565217391304" calcext:value-type="float">
            <text:p>86.9565217391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.ge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86.9565217391304" calcext:value-type="float">
            <text:p>86.95652173913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general.LevenbergMarquardtOptimizer.qT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63.0434782608696" calcext:value-type="float">
            <text:p>63.04347826086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TriDiagonalTransformer.get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60.8695652173913" calcext:value-type="float">
            <text:p>60.8695652173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xponentialDistribution.sampl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65.2173913043478" calcext:value-type="float">
            <text:p>65.21739130434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LevenbergMarquardtOptimizer.qT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63.0434782608696" calcext:value-type="float">
            <text:p>63.04347826086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Gamma.gamma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ContinuousOutputModel.append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olyhedronsSet.recurseFirstIntersection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91.304347826087" calcext:value-type="float">
            <text:p>91.304347826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getColumnMatrix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51.1111111111111" calcext:value-type="float">
            <text:p>51.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EigenDecomposition.getD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64.4444444444444" calcext:value-type="float">
            <text:p>6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getColumnMatrix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51.1111111111111" calcext:value-type="float">
            <text:p>51.111111111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RungeKuttaStepInterpolator.writeExternal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68.8888888888889" calcext:value-type="float">
            <text:p>6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appen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BSPTree.fitToCel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8.88888888888889" calcext:value-type="float">
            <text:p>8.8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BSPTree.merg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CorrelatedRandomVectorGenerator.nextVector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FieldHashMap.remov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86.3636363636364" calcext:value-type="float">
            <text:p>8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ultidimensionalCounter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2.2727272727273" calcext:value-type="float">
            <text:p>52.272727272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asinh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5.9090909090909" calcext:value-type="float">
            <text:p>15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atanh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5.9090909090909" calcext:value-type="float">
            <text:p>15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.remov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86.3636363636364" calcext:value-type="float">
            <text:p>8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initializeColumnLabels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72.7272727272727" calcext:value-type="float">
            <text:p>72.7272727272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isSymmetricInternal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equals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65.9090909090909" calcext:value-type="float">
            <text:p>65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EigenDecomposition$Solver.getInverse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copySubMatrix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equals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65.9090909090909" calcext:value-type="float">
            <text:p>65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FieldLUDecomposition.getL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8.1818181818182" calcext:value-type="float">
            <text:p>6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MixtureMultivariateRealDistribution.&lt;init&gt;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KolmogorovSmirnovDistribution.cdf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84.0909090909091" calcext:value-type="float">
            <text:p>84.09090909090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linear.SimplexTableau.initializeColumnLabels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72.7272727272727" calcext:value-type="float">
            <text:p>72.7272727272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Max.evaluat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2.2727272727273" calcext:value-type="float">
            <text:p>52.272727272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Min.evaluat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  <table:table-cell office:value-type="float" office:value="52.2727272727273" calcext:value-type="float">
            <text:p>52.272727272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align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EmpiricalDistribution.inverseCumulativeProbability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ProperFractionFormat.parse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pow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79.0697674418605" calcext:value-type="float">
            <text:p>79.0697674418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HermiteInterpolator.getPolynomial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62.7906976744186" calcext:value-type="float">
            <text:p>62.79069767441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pow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7.906976744186" calcext:value-type="float">
            <text:p>27.9069767441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AbstractSimplex.buil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79.0697674418605" calcext:value-type="float">
            <text:p>79.0697674418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equals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HessenbergTransformer.get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58.1395348837209" calcext:value-type="float">
            <text:p>58.1395348837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AbstractSimplex.buil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79.0697674418605" calcext:value-type="float">
            <text:p>79.0697674418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Beta.deltaMinusDeltaSum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74.4186046511628" calcext:value-type="float">
            <text:p>74.4186046511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sampling.AbstractStepInterpolator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90.6976744186047" calcext:value-type="float">
            <text:p>90.6976744186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EulerStepInterpolator.computeInterpolatedStateAndDerivative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81.3953488372093" calcext:value-type="float">
            <text:p>81.39534883720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equals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regres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orthogonalizeMatri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69.7674418604651" calcext:value-type="float">
            <text:p>69.76744186046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$BoundaryBuilder.characterize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leastsquares.LevenbergMarquardtOptimizer.qT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9.5238095238095" calcext:value-type="float">
            <text:p>59.52380952380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LaguerreSolver.laguerr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76.1904761904762" calcext:value-type="float">
            <text:p>76.1904761904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sinh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59.5238095238095" calcext:value-type="float">
            <text:p>59.52380952380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LUDecomposition.getL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Matrix.multiply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multipl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sampling.NordsieckStepInterpolator.rescal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sampling.NordsieckStepInterpolator.computeInterpolatedStateAndDerivative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69.0476190476191" calcext:value-type="float">
            <text:p>69.04761904761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DormandPrince853StepInterpolator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80.952380952381" calcext:value-type="float">
            <text:p>80.952380952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DormandPrince853Integrator.estimateErro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OLSMultipleLinearRegression.calculateHa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BracketingNthOrderBrentSolverDFP.guessX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54.7619047619048" calcext:value-type="float">
            <text:p>54.7619047619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IntervalsSet.recurseLis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97.6190476190476" calcext:value-type="float">
            <text:p>97.6190476190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FastCosineTransformer.fc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73.8095238095238" calcext:value-type="float">
            <text:p>73.80952380952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FastHadamardTransformer.fht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61.9047619047619" calcext:value-type="float">
            <text:p>61.9047619047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FastHadamardTransformer.fht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61.9047619047619" calcext:value-type="float">
            <text:p>61.9047619047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GaussianFitter$ParameterGuesser.getInterpolationPointsForY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75.609756097561" calcext:value-type="float">
            <text:p>75.60975609756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fitting.GaussianCurveFitter$ParameterGuesser.getInterpolationPointsForY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75.609756097561" calcext:value-type="float">
            <text:p>75.6097560975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BracketingNthOrderBrentSolver.guessX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float" office:value="53.6585365853659" calcext:value-type="float">
            <text:p>53.65853658536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LaguerreSolver.doSolv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BrentSolver.doSolv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SecantSolver.doSolve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85.3658536585366" calcext:value-type="float">
            <text:p>85.36585365853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plineFunction.valu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78.0487804878049" calcext:value-type="float">
            <text:p>78.0487804878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plineFunction.valu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78.0487804878049" calcext:value-type="float">
            <text:p>78.0487804878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fitting.GaussianFitter$ParameterGuesser.getInterpolationPointsForY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75.609756097561" calcext:value-type="float">
            <text:p>75.6097560975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Covariance.incremen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63.4146341463415" calcext:value-type="float">
            <text:p>63.4146341463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MultiKMeansPlusPlusClusterer.cluster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60.9756097560976" calcext:value-type="float">
            <text:p>60.9756097560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SubPlane.split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95.1219512195122" calcext:value-type="float">
            <text:p>95.1219512195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.getReducedFraction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36.5853658536585" calcext:value-type="float">
            <text:p>36.5853658536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root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FieldHermiteInterpolator.valu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multipl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47.5" calcext:value-type="float">
            <text:p>4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getDistanc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getL1Distanc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getLInfDistanc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KolmogorovSmirnovDistribution.roundedK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Distribution.probabilit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57.5" calcext:value-type="float">
            <text:p>5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AdaptiveStepsizeIntegrator.filterStep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anking.NaturalRanking.removeNaNs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float" office:value="52.5" calcext:value-type="float">
            <text:p>5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updateClusterCenter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si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Math.co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.fillBinStat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MersenneTwister.nex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SobolSequenceGenerator.initDirectionVector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.normalizeTransformedData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transform.FastSineTransformer.fst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primes.SmallPrimes.boundedTrialDivisio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46.1538461538462" calcext:value-type="float">
            <text:p>46.15384615384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primes.Primes.nextPrime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8.974358974359" calcext:value-type="float">
            <text:p>58.97435897435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linearCombination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NewtonForm.computeCoefficient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subtract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79.4871794871795" calcext:value-type="float">
            <text:p>79.48717948717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MicrosphereInterpolatingFunction.value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Pair.equals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convolv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8.974358974359" calcext:value-type="float">
            <text:p>58.974358974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AbstractSimplex.&lt;init&gt;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61.5384615384615" calcext:value-type="float">
            <text:p>61.53846153846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add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FieldLUDecomposition.getU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1.7948717948718" calcext:value-type="float">
            <text:p>71.79487179487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churTransformer.initQRStep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71.7948717948718" calcext:value-type="float">
            <text:p>71.79487179487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AbstractSimplex.&lt;init&gt;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checkParameter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76.9230769230769" calcext:value-type="float">
            <text:p>76.92307692307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orrelation.PearsonsCorrelation.getCorrelationPValue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38.4615384615385" calcext:value-type="float">
            <text:p>38.46153846153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cluster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58.974358974359" calcext:value-type="float">
            <text:p>58.974358974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lustering.DBSCANClusterer.expandCluster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4.3589743589744" calcext:value-type="float">
            <text:p>74.35897435897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WilcoxonSignedRankTest.calculateExactPValu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3.3333333333333" calcext:value-type="float">
            <text:p>3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OneWayAnova.anovaStat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SummaryStatistics.equals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Covariance.getResul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64.1025641025641" calcext:value-type="float">
            <text:p>64.10256410256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Covariance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DBSCANClusterer.expandCluster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4.3589743589744" calcext:value-type="float">
            <text:p>74.35897435897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Math.splitPow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51.2820512820513" calcext:value-type="float">
            <text:p>51.28205128205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recurseIntersection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.getNextValu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4.3589743589744" calcext:value-type="float">
            <text:p>74.35897435897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SobolSequenceGenerator.skipTo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64.1025641025641" calcext:value-type="float">
            <text:p>64.10256410256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Utils$18$1.valu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MullerSolver.doSolv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ArithmeticUtils.mulAndCheck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84.2105263157895" calcext:value-type="float">
            <text:p>84.21052631578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MultivariateFunctionPenaltyAdapter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76.3157894736842" calcext:value-type="float">
            <text:p>76.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LUDecomposition.getU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71.0526315789474" calcext:value-type="float">
            <text:p>71.0526315789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setColum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setColum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multiply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4.7368421052632" calcext:value-type="float">
            <text:p>44.7368421052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copySubMatrix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76.3157894736842" calcext:value-type="float">
            <text:p>76.31578947368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MultivariateFunctionPenaltyAdapter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76.3157894736842" calcext:value-type="float">
            <text:p>76.31578947368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orrelation.StorelessCovariance.appen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71.0526315789474" calcext:value-type="float">
            <text:p>71.05263157894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SemiVariance.evaluate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60.5263157894737" calcext:value-type="float">
            <text:p>60.5263157894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UniformCrossover.mat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OnePointCrossover.crossov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getPreviou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4.7368421052632" calcext:value-type="float">
            <text:p>44.7368421052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getNext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float" office:value="44.7368421052632" calcext:value-type="float">
            <text:p>44.7368421052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getNotSmall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.5263157894737" calcext:value-type="float">
            <text:p>10.5263157894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getNotLarger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0.5263157894737" calcext:value-type="float">
            <text:p>10.5263157894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ISAACRandom.initState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57.8947368421053" calcext:value-type="float">
            <text:p>57.8947368421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63.1578947368421" calcext:value-type="float">
            <text:p>63.1578947368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$MultiDimensionalComplexMatrix.se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81.5789473684211" calcext:value-type="float">
            <text:p>81.5789473684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RombergIntegrator.doIntegrat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78.3783783783784" calcext:value-type="float">
            <text:p>78.37837837837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taylo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43.2432432432432" calcext:value-type="float">
            <text:p>43.243243243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LinearInterpolator.interpolat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78.3783783783784" calcext:value-type="float">
            <text:p>78.37837837837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isMonotonic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67.5675675675676" calcext:value-type="float">
            <text:p>67.5675675675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CombinatoricsUtils.binomialCoefficientDouble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81.0810810810811" calcext:value-type="float">
            <text:p>81.08108108108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$FitnessFunction.repai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51.3513513513514" calcext:value-type="float">
            <text:p>51.3513513513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operat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64.8648648648649" calcext:value-type="float">
            <text:p>64.86486486486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preMultipl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64.8648648648649" calcext:value-type="float">
            <text:p>64.86486486486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combineToSelf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78.3783783783784" calcext:value-type="float">
            <text:p>78.37837837837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EigenDecomposition.transformToSchu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51.3513513513514" calcext:value-type="float">
            <text:p>51.3513513513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$Solver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4.0540540540541" calcext:value-type="float">
            <text:p>54.05405405405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EigenDecomposition$Solver.solv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75.6756756756757" calcext:value-type="float">
            <text:p>75.67567567567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QRDecomposition.getH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2.1621621621622" calcext:value-type="float">
            <text:p>62.16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$FitnessFunction.repai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51.3513513513514" calcext:value-type="float">
            <text:p>51.3513513513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sampling.NordsieckStepInterpolator.readExternal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89.1891891891892" calcext:value-type="float">
            <text:p>89.18918918918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extrapolat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62.1621621621622" calcext:value-type="float">
            <text:p>62.16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intValu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72.972972972973" calcext:value-type="float">
            <text:p>72.9729729729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log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64.8648648648649" calcext:value-type="float">
            <text:p>64.8648648648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orthogonalizeMatri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64.8648648648649" calcext:value-type="float">
            <text:p>64.86486486486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SubLine.split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SobolSequenceGenerator.nextVecto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70.2702702702703" calcext:value-type="float">
            <text:p>70.27027027027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exception.util.ExceptionContext.serializeMessages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54.0540540540541" calcext:value-type="float">
            <text:p>54.05405405405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hypot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JacobianFunction.valu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61.1111111111111" calcext:value-type="float">
            <text:p>61.111111111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mpileDerivativesIndirectio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FieldHashMap.containsKey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expm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63.8888888888889" calcext:value-type="float">
            <text:p>63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.containsKey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fitting.CurveFitter$TheoreticalValuesFunction.valu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copySubMatrix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69.4444444444444" calcext:value-type="float">
            <text:p>69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equal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80.5555555555556" calcext:value-type="float">
            <text:p>80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&lt;init&gt;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operat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preMultipl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63.8888888888889" calcext:value-type="float">
            <text:p>63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AbstractMultipleLinearRegression.newXSampleData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addDa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addObservatio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IntervalsSet.computeGeometricalProperties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pow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65.7142857142857" calcext:value-type="float">
            <text:p>6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Utils.computeUpToDegre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4.2857142857143" calcext:value-type="float">
            <text:p>5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multipl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addAndCheck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88.5714285714286" calcext:value-type="float">
            <text:p>8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checkNonNegativ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37.1428571428571" calcext:value-type="float">
            <text:p>3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AbstractSimplex.replaceWorstPoin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4.2857142857143" calcext:value-type="float">
            <text:p>5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blockInvers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operat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65.7142857142857" calcext:value-type="float">
            <text:p>6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subtrac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65.7142857142857" calcext:value-type="float">
            <text:p>6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QRDecomposition.get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65.7142857142857" calcext:value-type="float">
            <text:p>6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fitting.MultivariateNormalMixtureExpectationMaximization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AbstractSimplex.replaceWorstPoin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54.2857142857143" calcext:value-type="float">
            <text:p>54.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JacobianMatrices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sampling.AbstractStepInterpolator.readBaseExternal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77.1428571428572" calcext:value-type="float">
            <text:p>77.14285714285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events.EventState.reset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getFarthestPoin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48.5714285714286" calcext:value-type="float">
            <text:p>4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Interval.checkPoin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DataGenerator.nextSecureHexString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TransformerMap.equals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divide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SimpleVectorValueChecker.converged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85.2941176470588" calcext:value-type="float">
            <text:p>85.2941176470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BaseMultivariateVectorMultiStartOptimizer.optimiz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73.5294117647059" calcext:value-type="float">
            <text:p>73.5294117647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SimplePointChecker.converged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85.2941176470588" calcext:value-type="float">
            <text:p>85.2941176470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univariate.UnivariateMultiStartOptimizer.optimiz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73.5294117647059" calcext:value-type="float">
            <text:p>73.5294117647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preMultipl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61.7647058823529" calcext:value-type="float">
            <text:p>61.76470588235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ebeMultiply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73.5294117647059" calcext:value-type="float">
            <text:p>73.5294117647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&lt;init&gt;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73.5294117647059" calcext:value-type="float">
            <text:p>73.52941176470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MixtureMultivariateRealDistribution.sampl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55.8823529411765" calcext:value-type="float">
            <text:p>55.88235294117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SimpleVectorValueChecker.converged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85.2941176470588" calcext:value-type="float">
            <text:p>85.29411764705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SimplePointChecker.converged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85.2941176470588" calcext:value-type="float">
            <text:p>85.29411764705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JacobianMatrices.setInitialParameterJacobi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76.4705882352941" calcext:value-type="float">
            <text:p>76.4705882352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getFarthestPoin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7.0588235294118" calcext:value-type="float">
            <text:p>47.0588235294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GTest.entrop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41.1764705882353" calcext:value-type="float">
            <text:p>41.1764705882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equals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equals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insert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$MultiDimensionalComplexMatrix.ge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9.4117647058823" calcext:value-type="float">
            <text:p>79.4117647058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multipl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JacobiPreconditioner.creat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75.7575757575758" calcext:value-type="float">
            <text:p>75.75757575757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toString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45.4545454545455" calcext:value-type="float">
            <text:p>45.4545454545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ebeMultipl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75.7575757575758" calcext:value-type="float">
            <text:p>75.75757575757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ebeDivid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75.7575757575758" calcext:value-type="float">
            <text:p>75.75757575757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getLInfDistance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operat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0.6060606060606" calcext:value-type="float">
            <text:p>60.6060606060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preMultipl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60.6060606060606" calcext:value-type="float">
            <text:p>60.60606060606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equals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8.7878787878788" calcext:value-type="float">
            <text:p>78.78787878787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TriangularDistribution.inverseCumulativeProbability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pecial.Beta.regularizedBeta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JacobianMatrices$MainStateJacobianWrapper.computeMainStateJacobia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orrelation.Covariance.covarianc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8.7878787878788" calcext:value-type="float">
            <text:p>78.78787878787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Kurtosis.evaluat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75.7575757575758" calcext:value-type="float">
            <text:p>75.75757575757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Mean.evalua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8.7878787878788" calcext:value-type="float">
            <text:p>78.78787878787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&lt;init&gt;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69.6969696969697" calcext:value-type="float">
            <text:p>69.69696969696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addObservations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87.8787878787879" calcext:value-type="float">
            <text:p>87.8787878787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GaussianCurveFitter$ParameterGuesser$1.compare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tting.GaussianFitter$ParameterGuesser$1.compare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@@ org.apache.commons.math3.analysis.integration.LegendreGaussIntegrator.stag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56.25" calcext:value-type="float">
            <text:p>56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FiniteDifferencesDifferentiator$1.valu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InterpolatingFunction.valu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HermiteInterpolator.valu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HermiteInterpolator.valu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multiply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Quaternion.equal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BaseMultivariateMultiStartOptimizer.optimiz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71.875" calcext:value-type="float">
            <text:p>71.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fitting.GaussianFitter$ParameterGuesser$1.compare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getBasicRow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heckSubMatrixIndex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getColumnVect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68.75" calcext:value-type="float">
            <text:p>68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outerProduct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56.25" calcext:value-type="float">
            <text:p>56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Tableau.getBasicRow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Gamma.logGamma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71.875" calcext:value-type="float">
            <text:p>71.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ParameterJacobianWrapper.computeParameterJacobia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GraggBulirschStoerStepInterpolator.readExtern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68.75" calcext:value-type="float">
            <text:p>68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rescal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insertionSor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56.25" calcext:value-type="float">
            <text:p>56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getObjectiveFunctionValu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8.125" calcext:value-type="float">
            <text:p>78.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HaltonSequenceGenerator.nextVect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gauss.SymmetricGaussIntegrator.integrat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58.0645161290323" calcext:value-type="float">
            <text:p>58.0645161290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Calc.slowCo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54.8387096774194" calcext:value-type="float">
            <text:p>54.8387096774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Calc.slowSi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54.8387096774194" calcext:value-type="float">
            <text:p>54.8387096774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Format.parse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93.5483870967742" calcext:value-type="float">
            <text:p>93.5483870967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reciprocal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nthRoo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83.8709677419355" calcext:value-type="float">
            <text:p>83.87096774193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Quaternion.equals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RootsOfUnity.computeRoot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87.0967741935484" calcext:value-type="float">
            <text:p>87.0967741935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triu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1.9354838709677" calcext:value-type="float">
            <text:p>41.93548387096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linear.LinearConstraint.equal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getColum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67.741935483871" calcext:value-type="float">
            <text:p>67.741935483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getColumnVect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67.741935483871" calcext:value-type="float">
            <text:p>67.741935483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getColum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67.741935483871" calcext:value-type="float">
            <text:p>67.7419354838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linear.LinearConstraint.equal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triu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41.9354838709677" calcext:value-type="float">
            <text:p>41.9354838709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Gamma.invGamma1pm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87.0967741935484" calcext:value-type="float">
            <text:p>87.0967741935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sampling.NordsieckStepInterpolator.writeExternal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87.0967741935484" calcext:value-type="float">
            <text:p>87.0967741935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GraggBulirschStoerStepInterpolator.writeExternal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67.741935483871" calcext:value-type="float">
            <text:p>67.741935483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DormandPrince54Integrator.estimateErr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74.1935483870968" calcext:value-type="float">
            <text:p>74.1935483870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vents.EventState.stepAccepted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SpearmansCorrelation.correlation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93.5483870967742" calcext:value-type="float">
            <text:p>93.54838709677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orrelation.StorelessCovariance.incremen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64.5161290322581" calcext:value-type="float">
            <text:p>64.51612903225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StatisticalSummaryValues.equals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getStdErrorOfEstimate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70.9677419354839" calcext:value-type="float">
            <text:p>70.9677419354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DataGenerator.nextUniform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83.8709677419355" calcext:value-type="float">
            <text:p>83.87096774193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add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87.0967741935484" calcext:value-type="float">
            <text:p>87.0967741935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subtrac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87.0967741935484" calcext:value-type="float">
            <text:p>87.0967741935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leastsquares.AbstractLeastSquaresOptimizer.&lt;init&gt;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SimpsonIntegrator.doIntegrat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getPartialDerivativeIndex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6.6666666666667" calcext:value-type="float">
            <text:p>5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tanh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3.3333333333333" calcext:value-type="float">
            <text:p>4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ab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max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mi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6.6666666666667" calcext:value-type="float">
            <text:p>4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general.NonLinearConjugateGradientOptimizer$LineSearchFunction.valu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63.3333333333333" calcext:value-type="float">
            <text:p>6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checkSubMatrixIndex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subtra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RealMatrix.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subtra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RQRDecomposition.getRank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.getCovarianc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6.6666666666667" calcext:value-type="float">
            <text:p>5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churTransformer.getNorm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HypergeometricDistribution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gradient.NonLinearConjugateGradientOptimizer$LineSearchFunction.valu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63.3333333333333" calcext:value-type="float">
            <text:p>6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max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mi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46.6666666666667" calcext:value-type="float">
            <text:p>4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removeDat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getPointFromLargestVarianceClust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RandomDataGenerator.nextLong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DataGenerator.nextSecureLong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UnitSphereRandomVectorGenerator.nextVect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63.3333333333333" calcext:value-type="float">
            <text:p>6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exception.util.ArgUtils.flatt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MultiDirectionalSimplex.evaluateNewSimple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68.9655172413793" calcext:value-type="float">
            <text:p>68.965517241379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linear.DiagonalMatrix.multiply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65.5172413793104" calcext:value-type="float">
            <text:p>65.5172413793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churTransformer.findSmallSubDiagonalElemen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1.7241379310345" calcext:value-type="float">
            <text:p>51.7241379310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SaddlePointExpansion.logBinomialProbability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82.7586206896552" calcext:value-type="float">
            <text:p>82.75862068965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MultiDirectionalSimplex.evaluateNewSimple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68.9655172413793" calcext:value-type="float">
            <text:p>68.9655172413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StatUtils.varianceDifferenc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65.5172413793104" calcext:value-type="float">
            <text:p>65.5172413793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getPointFromLargestVarianceCluster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68.9655172413793" calcext:value-type="float">
            <text:p>68.96551724137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SummaryStatistics.addValu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Mean.evalua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75.8620689655172" calcext:value-type="float">
            <text:p>75.8620689655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getCovarianceOfParameters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calculateMaxMembershipChang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55.1724137931034" calcext:value-type="float">
            <text:p>55.1724137931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SubLine.intersection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$BoundaryBuilder.visitInternalNode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89.6551724137931" calcext:value-type="float">
            <text:p>89.65517241379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getBit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Utils$16$2.valu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Utils$16$1.valu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linearCombinatio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60.7142857142857" calcext:value-type="float">
            <text:p>60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pow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nextAfter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nextAfter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equals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equalsIncludingNaN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equals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equalsIncludingNaN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scalar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67.8571428571429" calcext:value-type="float">
            <text:p>67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scalarMultipl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67.8571428571429" calcext:value-type="float">
            <text:p>67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scalar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67.8571428571429" calcext:value-type="float">
            <text:p>67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linear.BlockRealMatrix.scalarMultipl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67.8571428571429" calcext:value-type="float">
            <text:p>67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FieldLUDecomposition.getDeterminan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67.8571428571429" calcext:value-type="float">
            <text:p>67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subtra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67.8571428571429" calcext:value-type="float">
            <text:p>67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MultivariateNormalDistribution.getExponentTerm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60.7142857142857" calcext:value-type="float">
            <text:p>60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DormandPrince853StepInterpolator.reinitializ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nonstiff.DormandPrince853StepInterpolator.readExternal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setControlFactors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PearsonsCorrelation.covarianceToCorrelatio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Covariance.computeCovarianceMat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53.5714285714286" calcext:value-type="float">
            <text:p>53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summary.Sum.evalu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summary.Product.evalu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complemen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67.8571428571429" calcext:value-type="float">
            <text:p>67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GeneticAlgorithm.nextGeneration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NestedLoops.setClockWis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92.8571428571429" calcext:value-type="float">
            <text:p>9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RegionFactory.buildConvex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67.8571428571429" calcext:value-type="float">
            <text:p>67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SubHyperplane.recurseTransform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96.4285714285714" calcext:value-type="float">
            <text:p>96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AbstractRandomGenerator.nextBytes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6.4285714285714" calcext:value-type="float">
            <text:p>46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FiniteDifferencesDifferentiato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DividedDifferenceInterpolator.computeDividedDifferenc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1.8518518518519" calcext:value-type="float">
            <text:p>51.85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FieldHashMap.growTab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2.962962962963" calcext:value-type="float">
            <text:p>62.96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tanQ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.growTab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2.962962962963" calcext:value-type="float">
            <text:p>62.96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setElemen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fitting.CurveFitter.fi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repma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2.962962962963" calcext:value-type="float">
            <text:p>62.96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subtra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getFrobeniusNorm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GammaDistribution.densit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Distribution.sampl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70.3703703703704" calcext:value-type="float">
            <text:p>70.3703703703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SaddlePointExpansion.getDeviancePar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1.8518518518519" calcext:value-type="float">
            <text:p>51.85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BetaDistribution.density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repma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2.962962962963" calcext:value-type="float">
            <text:p>62.962962962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sampling.AbstractStepInterpolator.allocateInterpolatedArray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85.1851851851852" calcext:value-type="float">
            <text:p>85.18518518518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initializeMembershipMat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2.962962962963" calcext:value-type="float">
            <text:p>62.96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RandomKey.decodeGeneric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85.1851851851852" calcext:value-type="float">
            <text:p>85.185185185185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genetics.RandomKey.isSam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4.0740740740741" calcext:value-type="float">
            <text:p>74.07407407407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genetics.RandomKey.inducedPermutatio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81.4814814814815" calcext:value-type="float">
            <text:p>81.4814814814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SubLine.intersection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DataGenerator.nextSampl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85.1851851851852" calcext:value-type="float">
            <text:p>85.1851851851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AbstractWell.setSee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85.1851851851852" calcext:value-type="float">
            <text:p>85.1851851851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92.5925925925926" calcext:value-type="float">
            <text:p>92.59259259259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transform.FastCosineTransformer.transform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92.5925925925926" calcext:value-type="float">
            <text:p>92.5925925925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leastsquares.AbstractLeastSquaresOptimizer.computeResidual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Utils.sampl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GradientFunction.valu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lo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80.7692307692308" calcext:value-type="float">
            <text:p>8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log1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80.7692307692308" calcext:value-type="float">
            <text:p>8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log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80.7692307692308" calcext:value-type="float">
            <text:p>8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FieldHashMap.pu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3.0769230769231" calcext:value-type="float">
            <text:p>73.0769230769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cbrt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4.6153846153846" calcext:value-type="float">
            <text:p>3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.pu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3.0769230769231" calcext:value-type="float">
            <text:p>73.076923076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Calc.printarra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sqrt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diag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general.AbstractLeastSquaresOptimizer.guessParametersError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createBlocksLayou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EigenDecomposition.getSquareRoo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80.7692307692308" calcext:value-type="float">
            <text:p>8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7.6923076923077" calcext:value-type="float">
            <text:p>57.6923076923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7.6923076923077" calcext:value-type="float">
            <text:p>57.6923076923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EigenDecomposition$Solver.isNonSingula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3.8461538461539" calcext:value-type="float">
            <text:p>53.8461538461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FieldLUDecomposition.getP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7.6923076923077" calcext:value-type="float">
            <text:p>57.69230769230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7.6923076923077" calcext:value-type="float">
            <text:p>57.6923076923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Distribution.samp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MultivariateNormalDistribution.sampl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Tableau.subtractRo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diag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Gamma.regularizedGammaQ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pecial.Beta.logGammaMinusLogGammaSum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GraggBulirschStoerStepInterpolato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84.6153846153846" calcext:value-type="float">
            <text:p>84.6153846153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GraggBulirschStoerStepInterpolator.estimateErro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AdaptiveStepsizeIntegrator.sanityCheck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SpearmansCorrelation.removeValue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7.6923076923077" calcext:value-type="float">
            <text:p>57.69230769230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lustering.DBSCANClusterer.clust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medianOf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DBSCANClusterer.cluster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TournamentSelection.tournamen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84.6153846153846" calcext:value-type="float">
            <text:p>84.61538461538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.equal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NestedLoops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80.7692307692308" calcext:value-type="float">
            <text:p>80.7692307692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DataGenerator.nextLong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73.0769230769231" calcext:value-type="float">
            <text:p>73.0769230769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StableRandomGenerator.&lt;init&gt;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TrapezoidIntegrator.stag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BisectionSolver.doSolv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computePartialDerivativ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Function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cosh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acos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floor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discardExtremeElement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RootsOfUnity.getImagina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AbstractSimplex.evalua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updateEvolutionPath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sumRow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add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subtrac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setRo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checkIndices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createBlocksLayou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setRo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getSubVector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outerProduc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Distribution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TriangularDistribution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AbstractSimplex.evalua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updateEvolutionPath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sumRow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JacobianMatrices.getCurrentParameterJacobia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AdamsNordsieckTransformer.updateHighOrderDerivativesPhase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StatUtils.normaliz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StatUtils.getMod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PearsonsCorrelation.computeCorrelationMat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orrelation.StorelessCovariance.getDat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AbstractUnivariateStatistic.setData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AbstractUnivariateStatistic.test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stat.descriptive.summary.SumOfSquares.evalu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summary.Sum.evalu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summary.Product.evalu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summary.SumOfLogs.evalu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Field.computeEx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SubPlane.sid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lter.KalmanFilter.predic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BitsStreamGenerator.nextByt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RandomDataGenerator.nextHexString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AbstractRandomGenerator.nextGaussia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Utils$15.valu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MidPointIntegrator.doIntegrat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si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sh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sinh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heckCompatibili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ingFunction.isValidPoin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ultidimensionalCounter$Iterator.ne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pow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1.6666666666667" calcext:value-type="float">
            <text:p>4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hypot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updateCovarianceDiagonalOnl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$FitnessFunction.isFeasibl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MultiDirectionalSimplex.iter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Solver.doIteratio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deserializeRealMat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getDat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4.1666666666667" calcext:value-type="float">
            <text:p>54.1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getSubMat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LUDecomposition.getP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LUDecomposition.getDeterminan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0.8333333333333" calcext:value-type="float">
            <text:p>70.8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getSubVector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Matrix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8.3333333333333" calcext:value-type="float">
            <text:p>58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getData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4.1666666666667" calcext:value-type="float">
            <text:p>54.1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getSubMat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.getRank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4.1666666666667" calcext:value-type="float">
            <text:p>54.1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outerProdu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Solver.doIteratio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updateCovarianceDiagonalOnl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$FitnessFunction.isFeasibl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MultiDirectionalSimplex.iter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MultivariateVectorOptimizer.parseOptimizationData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79.1666666666667" calcext:value-type="float">
            <text:p>79.1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AdamsNordsieckTransformer.buildP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RungeKuttaStepInterpolato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83.3333333333333" calcext:value-type="float">
            <text:p>8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Frequency.getMod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0.8333333333333" calcext:value-type="float">
            <text:p>70.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orrelation.StorelessCovariance.initializeMat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lustering.EuclideanIntegerPoint.centroidOf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lustering.EuclideanDoublePoint.centroidOf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Kurtosis.getResul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getResul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centroidOf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dfp.Dfp.toString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Math.expIntern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5.8333333333333" calcext:value-type="float">
            <text:p>45.8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Math.sinIntern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5.8333333333333" calcext:value-type="float">
            <text:p>45.8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cosIntern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5.8333333333333" calcext:value-type="float">
            <text:p>45.8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orthogon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angl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orthogona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angl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angl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IntervalsSet.buildTree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computeMSB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computeLSB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delete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.cumulativeProbabilit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random.ValueServer.getNext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Format.parseNextBigInteg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exception.util.ExceptionContext.buildMessag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exception.util.ExceptionContext.deSerializeMessag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primes.PollardRho.gcdPositiv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primes.SmallPrimes.smallTrialDivisio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2.1739130434783" calcext:value-type="float">
            <text:p>52.17391304347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primes.Primes.isPrim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8.2608695652174" calcext:value-type="float">
            <text:p>78.2608695652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HarmonicFitter$ParameterGuesser.guessPh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solvers.LaguerreSolver$ComplexSolver.isRoo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equal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InterpolatingFunction.searchIndex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60.8695652173913" calcext:value-type="float">
            <text:p>60.86956521739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InterpolatingFunction.computeSplineCoefficient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ingFunction.computeSplineCoefficient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ArithmeticUtils.gcdPositiv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6.5217391304348" calcext:value-type="float">
            <text:p>56.5217391304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pow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ArithmeticUtils.pow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ArithmeticUtils.pow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ArithmeticUtils.pow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9.1304347826087" calcext:value-type="float">
            <text:p>39.13043478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fitting.HarmonicFitter$ParameterGuesser.guessPh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7.8260869565217" calcext:value-type="float">
            <text:p>47.8260869565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sortedIndic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5.2173913043478" calcext:value-type="float">
            <text:p>65.2173913043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ma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4.7826086956522" calcext:value-type="float">
            <text:p>34.7826086956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mi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4.7826086956522" calcext:value-type="float">
            <text:p>34.7826086956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BaseAbstractMultivariateVectorOptimizer.parseOptimizationData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8.2608695652174" calcext:value-type="float">
            <text:p>78.2608695652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LinearObjectiveFunction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3.4782608695652" calcext:value-type="float">
            <text:p>43.4782608695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dotProduc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9.5652173913043" calcext:value-type="float">
            <text:p>69.565217391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6.5217391304348" calcext:value-type="float">
            <text:p>56.5217391304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6.5217391304348" calcext:value-type="float">
            <text:p>56.52173913043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ealVectorFormat.forma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5.2173913043478" calcext:value-type="float">
            <text:p>65.2173913043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getDistanc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9.5652173913043" calcext:value-type="float">
            <text:p>69.5652173913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getL1Distanc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9.5652173913043" calcext:value-type="float">
            <text:p>69.5652173913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43.4782608695652" calcext:value-type="float">
            <text:p>43.4782608695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6.5217391304348" calcext:value-type="float">
            <text:p>56.5217391304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6.5217391304348" calcext:value-type="float">
            <text:p>56.5217391304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LinearOptimizer.parseOptimizationData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8.2608695652174" calcext:value-type="float">
            <text:p>78.2608695652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LinearObjectiveFunction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UnivariateOptimizer.parseOptimizationData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78.2608695652174" calcext:value-type="float">
            <text:p>78.26086956521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sortedIndic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5.2173913043478" calcext:value-type="float">
            <text:p>65.2173913043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ma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4.7826086956522" calcext:value-type="float">
            <text:p>34.7826086956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mi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34.7826086956522" calcext:value-type="float">
            <text:p>34.78260869565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Beta.sumDeltaMinusDeltaSum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9.5652173913043" calcext:value-type="float">
            <text:p>69.565217391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AdamsNordsieckTransforme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5.2173913043478" calcext:value-type="float">
            <text:p>65.2173913043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equal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StatUtils.sumDifferenc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9.5652173913043" calcext:value-type="float">
            <text:p>69.56521739130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orrelation.PearsonsCorrelation.getCorrelationStandardError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6.5217391304348" calcext:value-type="float">
            <text:p>56.5217391304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add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82.6086956521739" calcext:value-type="float">
            <text:p>82.60869565217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evaluat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91.304347826087" calcext:value-type="float">
            <text:p>91.304347826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assignPointsToCluster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5.2173913043478" calcext:value-type="float">
            <text:p>65.21739130434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Math.logIntern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7.8260869565217" calcext:value-type="float">
            <text:p>47.8260869565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Field.computeL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7.8260869565217" calcext:value-type="float">
            <text:p>47.82608695652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BinaryChromosome.isSam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69.5652173913043" calcext:value-type="float">
            <text:p>69.565217391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VectorFormat.forma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65.2173913043478" calcext:value-type="float">
            <text:p>65.2173913043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$SegmentsBuilder.addContribution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HaltonSequenceGenerator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ISAACRandom.setSee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82.6086956521739" calcext:value-type="float">
            <text:p>82.60869565217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TransformUtils.createComplexArra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82.6086956521739" calcext:value-type="float">
            <text:p>82.60869565217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tting.GaussianFitter$ParameterGuesser.findMax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tting.GaussianCurveFitter$ParameterGuesser.findMax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1.8181818181818" calcext:value-type="float">
            <text:p>31.81818181818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IterativeLegendreGaussIntegrator.doIntegr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6.3636363636364" calcext:value-type="float">
            <text:p>86.36363636363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TrapezoidIntegrator.doIntegrat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90.9090909090909" calcext:value-type="float">
            <text:p>9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LegendreGaussIntegrator.doIntegr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6.3636363636364" calcext:value-type="float">
            <text:p>8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mpileLowerIndirectio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linearCombina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CompositeFormat.parseNextCharacte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5.4545454545455" calcext:value-type="float">
            <text:p>95.4545454545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Decimal64.linearCombinat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recision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Precision.equals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shouldContrac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multiply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tan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tanh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SimpleValueChecker.converge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fitting.GaussianFitter$ParameterGuesser.findMax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31.8181818181818" calcext:value-type="float">
            <text:p>31.81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tim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divi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selectColumn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randn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Solver.getPivotColum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5.4545454545455" calcext:value-type="float">
            <text:p>45.4545454545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subtractRo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2.7272727272727" calcext:value-type="float">
            <text:p>72.7272727272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univariate.SimpleUnivariateValueChecker.converge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subtra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scalar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scalarMultipl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68.1818181818182" calcext:value-type="float">
            <text:p>68.1818181818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subtra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scalar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scalarMultipl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SimpleValueChecker.converge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Solver.getPivotColum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5.4545454545455" calcext:value-type="float">
            <text:p>45.4545454545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SimpleUnivariateValueChecker.converged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tim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divi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selectColumn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randn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4.5454545454545" calcext:value-type="float">
            <text:p>54.5454545454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JacobianMatrices.setInitialMainStateJacobia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77.2727272727273" calcext:value-type="float">
            <text:p>77.2727272727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PearsonsCorrelation.correlatio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assignPointsToCluster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WilcoxonSignedRankTest.wilcoxonSignedRank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0.9090909090909" calcext:value-type="float">
            <text:p>40.90909090909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smartAd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getStdErrorOfEstimate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distance.CanberraDistance.comput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lessTh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greaterTha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Math.atanIntern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5.4545454545455" calcext:value-type="float">
            <text:p>45.4545454545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recurseTransform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5.4545454545455" calcext:value-type="float">
            <text:p>95.4545454545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ValueServer.getNextRepla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multipl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AbstractFormat.parseNextCharacte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5.4545454545455" calcext:value-type="float">
            <text:p>95.4545454545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Format.pars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Format.forma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6.3636363636364" calcext:value-type="float">
            <text:p>8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BigFractionFormat.pars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$MultiDimensionalComplexMatrix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5.4545454545455" calcext:value-type="float">
            <text:p>45.4545454545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Utils$JacobiKey.equal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Utils.buildPolynomi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0.952380952381" calcext:value-type="float">
            <text:p>80.9523809523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appl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38.0952380952381" calcext:value-type="float">
            <text:p>38.095238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ingFunction.computePartialDerivativ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.3809523809524" calcext:value-type="float">
            <text:p>52.3809523809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CompositeFormat.parseNumb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CombinatoricsUtils$LexicographicCombinationIterato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0.952380952381" calcext:value-type="float">
            <text:p>80.95238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log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.3809523809524" calcext:value-type="float">
            <text:p>52.3809523809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sqr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.3809523809524" calcext:value-type="float">
            <text:p>52.3809523809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squar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.3809523809524" calcext:value-type="float">
            <text:p>52.3809523809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getTrac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.3809523809524" calcext:value-type="float">
            <text:p>52.3809523809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.3809523809524" calcext:value-type="float">
            <text:p>52.3809523809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.3809523809524" calcext:value-type="float">
            <text:p>52.3809523809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.3809523809524" calcext:value-type="float">
            <text:p>52.3809523809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.3809523809524" calcext:value-type="float">
            <text:p>52.3809523809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walkInRow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.3809523809524" calcext:value-type="float">
            <text:p>52.3809523809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.3809523809524" calcext:value-type="float">
            <text:p>52.3809523809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walkInColumnOrd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.3809523809524" calcext:value-type="float">
            <text:p>52.3809523809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RealDistribution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0.952380952381" calcext:value-type="float">
            <text:p>80.95238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UniformIntegerDistribution.samp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IntegerDistribution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0.952380952381" calcext:value-type="float">
            <text:p>80.952380952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BaseOptimizer.parseOptimizationData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76.1904761904762" calcext:value-type="float">
            <text:p>76.1904761904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SearchInterval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log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.3809523809524" calcext:value-type="float">
            <text:p>52.38095238095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sqr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.3809523809524" calcext:value-type="float">
            <text:p>52.3809523809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squar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2.3809523809524" calcext:value-type="float">
            <text:p>52.3809523809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sampling.NordsieckStepInterpolato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DescriptiveStatistics.addValu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getStandardDeviation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0.952380952381" calcext:value-type="float">
            <text:p>80.952380952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linearCombinat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linearCombinat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Field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Field.computePi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GaussianFitter$ParameterGuesser.interpolateXAt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GaussianCurveFitter$ParameterGuesser.interpolateXAt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tting.GaussianCurveFitter.getOptimize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analysis.FunctionUtils$6$1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gauss.GaussIntegrator.integr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valu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ultidimensionalCounter$Iterator.hasNex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CompositeFormat.parseFixedstri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Calc.expin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CombinatoricsUtils.factorialLog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divide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RootsOfUnity.getRe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fitting.GaussianFitter$ParameterGuesser.interpolateXAt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$FitnessFunction.penalt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BaseAbstractMultivariateVectorOptimizer.optimizeInternal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univariate.BrentOptimizer.best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serializeRealMatri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setSubVect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getRowV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EigenDecomposition.getV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EigenDecomposition.getV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RQRDecomposition.get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subtra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LogNormalDistribution.probabilit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optim.BaseMultivariateOptimizer.parseOptimizationData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BrentOptimizer.best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parseOptimizationData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$FitnessFunction.penalty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ContinuousOutputModel.locatePoint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DormandPrince853StepInterpolator.writeExternal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setOrderControl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incrementValu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getPointFromLargestNumberClus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AbstractStorelessUnivariateStatistic.incrementAl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cle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Mean.incremen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evaluat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addDat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getPointFromLargestNumberCluste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unequal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intLog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mat2qua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getAng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mat2quat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getAngl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isSimilarTo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RegionFactory.recurseComplement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AbstractWell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toString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LegendreGaussIntegrator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.HarmonicOscillator.val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linearCombina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2.6315789473684" calcext:value-type="float">
            <text:p>52.6315789473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Utils.checkFinit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3.1578947368421" calcext:value-type="float">
            <text:p>63.15789473684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Decimal64.linearCombinat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mi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mi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max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max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buildArra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CombinatoricsUtils.combinationsIterato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parseOptimizationData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$Sigma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2.6315789473684" calcext:value-type="float">
            <text:p>52.6315789473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BaseAbstractMultivariateOptimizer.parseOptimizationData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PowellOptimizer$LineSearch$1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general.AbstractLeastSquaresOptimizer.computeResidual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reateRowFieldMatrix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reateColumnFieldMatrix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setRowMatrix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setColumnMatrix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getRo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getRowV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getRo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appen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ad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3684210526" calcext:value-type="float">
            <text:p>78.94736842105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appen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setRowMatrix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setColumnMatrix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getTrac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63.1578947368421" calcext:value-type="float">
            <text:p>63.1578947368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MultivariateOptimizer.parseOptimizationData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$Sigma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2.6315789473684" calcext:value-type="float">
            <text:p>52.6315789473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PowellOptimizer$LineSearch$1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AbstractLeastSquaresOptimizer.computeResidual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Beta.logGammaSum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ParameterJacobianWrappe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3.6842105263158" calcext:value-type="float">
            <text:p>73.68421052631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JacobianMatrices.setParameterSte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3.6842105263158" calcext:value-type="float">
            <text:p>73.68421052631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DescriptiveStatistics.setWindowSiz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78.9473684210526" calcext:value-type="float">
            <text:p>78.94736842105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AggregateSummaryStatistics$AggregatingSummaryStatistics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equals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&lt;init&gt;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&lt;init&gt;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BSPTree.getCel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ProperBigFractionFormat.forma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4.7368421052632" calcext:value-type="float">
            <text:p>94.7368421052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MidPointIntegrator.sta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IterativeLegendreGaussIntegrator.sta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1.1111111111111" calcext:value-type="float">
            <text:p>61.111111111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compileSiz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ingFunction.searchIndex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ebeAd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ebeSubtrac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ebeMultipl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ebeDivi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checkRectangula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addElementRollin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multipl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ey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general.NonLinearConjugateGradientOptimizer.findUpperBoun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2.2222222222222" calcext:value-type="float">
            <text:p>7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isOptim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2.2222222222222" calcext:value-type="float">
            <text:p>72.22222222222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copySubMatri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EigenDecomposition.hasComplexEigenvalue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1.1111111111111" calcext:value-type="float">
            <text:p>61.111111111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ad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subtra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ad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subtra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ebeMultipl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ebeDivi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dotProdu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1.1111111111111" calcext:value-type="float">
            <text:p>61.1111111111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$SparseEntryIterator.advanc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MixtureMultivariateRealDistribution.dens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61.1111111111111" calcext:value-type="float">
            <text:p>61.11111111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AbstractMultivariateRealDistribution.samp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Tableau.isOptimal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2.2222222222222" calcext:value-type="float">
            <text:p>7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gradient.NonLinearConjugateGradientOptimizer.findUpperBoun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72.2222222222222" calcext:value-type="float">
            <text:p>72.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ey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AbstractIntegrator.integra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anking.NaturalRanking.recodeNaN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anking.NaturalRanking.getNanPosition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.4444444444444" calcext:value-type="float">
            <text:p>44.4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SpearmansCorrelation.getNaNPosition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.4444444444444" calcext:value-type="float">
            <text:p>44.4444444444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lustering.DBSCANClusterer.getNeighbor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appen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getParameterEstimat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ml.clustering.KMeansPlusPlusClusterer.getNearestClust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DBSCANClusterer.getNeighbor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copySig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GeneticAlgorithm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olyhedronsSet.boundaryFacet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intersec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Vector1D.equals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.getUpperBound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.multipl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Utils$4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6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Utils$7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Utils$5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5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Utils$9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Utils$8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8.8235294117647" calcext:value-type="float">
            <text:p>58.82352941176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8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StepFunction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plineFunction.&lt;init&gt;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evalua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8.8235294117647" calcext:value-type="float">
            <text:p>58.82352941176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1.1764705882353" calcext:value-type="float">
            <text:p>41.17647058823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CompositeFormat.parseNumb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4.1176470588235" calcext:value-type="float">
            <text:p>94.1176470588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$Iterator.advanc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4.1176470588235" calcext:value-type="float">
            <text:p>94.11764705882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checkPositiv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7.0588235294118" calcext:value-type="float">
            <text:p>47.0588235294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checkNonNegativ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7.0588235294118" calcext:value-type="float">
            <text:p>47.05882352941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FieldHashMap$Iterator.advanc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4.1176470588235" calcext:value-type="float">
            <text:p>94.1176470588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setNumElement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Calc.splitReciproca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heckSubMatrixInde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setRowVecto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setColumnVecto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setRo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setColum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checkSubMatrixIndex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isInfinit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0.5882352941177" calcext:value-type="float">
            <text:p>70.5882352941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copyBlockP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4.7058823529412" calcext:value-type="float">
            <text:p>64.70588235294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RealMatrix.copyBlockP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4.7058823529412" calcext:value-type="float">
            <text:p>64.70588235294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QRDecomposition$Solver.isNonSingula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0.5882352941177" calcext:value-type="float">
            <text:p>70.5882352941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setEntr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setRowVecto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setColumnVecto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setRo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RealMatrix.setColum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mapAd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mapSubtra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mapMultipl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mapDivi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mapInv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LogNormalDistribution.cumulativeProbability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AbstractIntegrator.initIntegratio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StorelessBivariateCovariance.getResul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lustering.KMeansPlusPlusClusterer.getNearestCluste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2.9411764705882" calcext:value-type="float">
            <text:p>52.9411764705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power1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6.4705882352941" calcext:value-type="float">
            <text:p>76.47058823529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getAxi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SubLine.sid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tting.GaussianFitter$ParameterGuesser.isBetween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tting.GaussianCurveFitter$ParameterGuesser.isBetween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@@ org.apache.commons.math3.analysis.FunctionUtils$11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6.25" calcext:value-type="float">
            <text:p>56.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scalb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linearCombina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plineFunction.polynomialSplineDerivati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LoessInterpolator.nextNonzer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43.75" calcext:value-type="float">
            <text:p>43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FieldHashMap.containsKe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TransformerMap.transform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log1p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sinQ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OpenIntToDoubleHashMap.containsKe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checkContractExpan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expan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Calc.slowexp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Format.forma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BaseMultivariateVectorMultiStartOptimizer$1.weightedResidua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6.25" calcext:value-type="float">
            <text:p>56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BaseMultivariateMultiStartOptimizer$1.compar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fitting.GaussianFitter$ParameterGuesser.isBetween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$FitnessFunction.valu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LinearConstraint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univariate.UnivariateMultiStartOptimizer$1.compar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CholeskyDecomposition.getDetermina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6.25" calcext:value-type="float">
            <text:p>56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KolmogorovSmirnovDistribution.exact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6.25" calcext:value-type="float">
            <text:p>56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AbstractRealDistribution.samp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CauchyDistribution.inverseCumulativeProbabilit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UniformIntegerDistribution.cumulativeProbabili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UniformRealDistribution.cumulativeProbabili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AbstractIntegerDistribution.samp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WeibullDistribution.inverseCumulativeProbabilit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Distribution.sampl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fitting.MultivariateNormalMixtureExpectationMaximization$DataRow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6.25" calcext:value-type="float">
            <text:p>56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LinearConstraint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MultiStartUnivariateOptimizer$1.compar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MultiStartMultivariateOptimizer$1.compar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gradient.NonLinearConjugateGradientOptimizer.parseOptimizationDat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8.75" calcext:value-type="float">
            <text:p>68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$FitnessFunction.valu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pecial.Erf.erf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JacobianMatrices.getCurrentMainSetJacobi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8.75" calcext:value-type="float">
            <text:p>68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sampling.StepNormalizer.doNormalizedSte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vents.EventState.reinitializeBegi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WilcoxonSignedRankTest.calculateAbsoluteDifference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OneWayAnova.anovaStat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SummaryStatistics.clea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FourthMoment.incr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Skewness.getResul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AbstractMultipleLinearRegression.validateSampleData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distance.EarthMoversDistance.compu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atan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ListPopulation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PolyhedronsSet$FacetsContributionVisitor.addContribut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93.75" calcext:value-type="float">
            <text:p>93.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getAxi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getNormInf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distanceInf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distanceInf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IntervalsSet.getInf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1.25" calcext:value-type="float">
            <text:p>31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oned.IntervalsSet.getSup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1.25" calcext:value-type="float">
            <text:p>31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getOffse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BSPTree.insertCu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lter.KalmanFilter.correc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Fraction.toString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1.25" calcext:value-type="float">
            <text:p>81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exception.NonMonotonicSequenceException.&lt;init&gt;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FastSineTransformer.transform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leastsquares.AbstractLeastSquaresOptimizer.squareRoo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Utils$3$1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6.6666666666667" calcext:value-type="float">
            <text:p>4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StepFunction.valu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neg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toDegre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toRadian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remaind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differentiat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LoessInterpolato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LoessInterpolator.updateBandwidthInterval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Utils.copySign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Utils.copySign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Utils.copySign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Utils.copySign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ceil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setExpansionMod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Format.forma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MultivariateFunctionMappingAdapter.unboundedToBounde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MultivariateFunctionMappingAdapter.boundedToUnbounde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AbstractSimplex.setPo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SimplexOptimizer.parseOptimizationDat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PowellOptimizer.newPointAndDirec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general.AbstractLeastSquaresOptimizer.squareRoo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cop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cop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IterativeLinearSolver.checkParameter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MixtureMultivariateRealDistribution.getComponen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BinomialDistribution.cumulativeProbabilit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UniformIntegerDistribution.probabilit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HypergeometricDistribution.probabili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6.6666666666667" calcext:value-type="float">
            <text:p>8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UniformRealDistribution.densit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Distribution.getP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MultivariateFunctionMappingAdapter.unboundedToBounde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MultivariateFunctionMappingAdapter.boundedToUnbounde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GradientMultivariateOptimizer.parseOptimizationDat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AbstractSimplex.setPo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SimplexOptimizer.parseOptimizationDat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PowellOptimizer.newPointAndDirec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vector.JacobianMultivariateVectorOptimizer.parseOptimizationDat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AbstractLeastSquaresOptimizer.parseOptimizationData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AbstractLeastSquaresOptimizer.squareRoo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xpandableStatefulODE.setCompleteSta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AdaptiveStepsizeIntegrator.setInitialStepSiz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setStabilityCheck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MannWhitneyUTest.mannWhitneyU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53.3333333333333" calcext:value-type="float">
            <text:p>5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AbstractStorelessUnivariateStatistic.equal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Mean.equal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shiftRigh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ListPopulation.setChromosome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ListPopulation.addChromosom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ListPopulation.setPopulationLimi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&lt;init&gt;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3.3333333333333" calcext:value-type="float">
            <text:p>7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RegionFactory$DifferenceMerger.merge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checkPoint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hashCode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.densit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Format.forma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6.6666666666667" calcext:value-type="float">
            <text:p>8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CurveFitter.fi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2.8571428571429" calcext:value-type="float">
            <text:p>92.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gauss.BaseRuleFactory.getRu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2.8571428571429" calcext:value-type="float">
            <text:p>92.85714285714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gauss.BaseRuleFactory.convertToDoub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gauss.GaussIntegratorFactory.transfor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isBracketing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verifyBracketing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Logit.valu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multipl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divi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ad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subtra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plineFunction.isValidPo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sUtils.createJacobiPolynomia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NewtonForm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neg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valu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subAndCheck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asin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distance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distance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dista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dista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distanceIn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distanceIn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addElem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getEleme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Format.&lt;init&gt;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&lt;init&gt;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AbstractSimplex.getPo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BOBYQAOptimizer.doOptimiz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PowellOptimiz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reateRowRealMatri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reateColumnRealMatri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map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mapAdd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mapSubtract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mapMultiply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mapDivide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walkInDefaultOrd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walkInDefaultOrd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dotProdu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RQRDecomposition.decompo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ad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subtra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DiagonalMatrix.multipl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mapAdd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mapSubtract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mapMultiply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mapDivide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mapInv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RealDistribution.getSupportLowerBoun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4.2857142857143" calcext:value-type="float">
            <text:p>6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RealDistribution.getSupportUpperBoun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4.2857142857143" calcext:value-type="float">
            <text:p>6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BinomialDistribution.probabili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HypergeometricDistribution.cumulativeProbabilit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8.5714285714286" calcext:value-type="float">
            <text:p>7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HypergeometricDistribution.upperCumulativeProbabilit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8.5714285714286" calcext:value-type="float">
            <text:p>7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HypergeometricDistribution.innerCumulativeProbabil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oissonDistribution.probabilit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8.5714285714286" calcext:value-type="float">
            <text:p>78.57142857142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IntegerDistribution.getSupportLowerBoun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4.2857142857143" calcext:value-type="float">
            <text:p>64.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IntegerDistribution.getSupportUpperBoun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4.2857142857143" calcext:value-type="float">
            <text:p>64.2857142857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AbstractSimplex.getPoi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BOBYQAOptimizer.doOptimiz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PowellOptimiz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Beta$1.getB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Erf.erfInv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ContinuousOutputModel.handleSte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xpandableStatefulODE.addSecondaryEquation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quationsMapper.extractEquationDat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EquationsMapper.insertEquationDat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MultistepIntegrator.star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sampling.AbstractStepInterpolator.evaluateCompleteInterpolatedSta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vents.EventState.getCompleteSt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4.2857142857143" calcext:value-type="float">
            <text:p>64.28571428571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StatUtils.mode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anking.NaturalRanking.containsNaN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ChiSquareTest.chiSquareTes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ChiSquareTest.chiSquareTestDataSetsCompariso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WilcoxonSignedRankTest.ensureDataConformance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inference.GTest.gTes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GTest.gTestDataSetsCompariso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ThirdMoment.incr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rank.Max.increme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Min.incremen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removeDat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saveMembershipMat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negativeOrNul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strictlyNegativ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positiveOrNull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strictlyPositiv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copySig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isInfinit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Line.closestPo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isInfinit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getTre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getSmall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getLarg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8.5714285714286" calcext:value-type="float">
            <text:p>28.5714285714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DataGenerator.nextPermuta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AbstractRandomGenerator.setSee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UncorrelatedRandomVectorGenerator.nextV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CorrelatedRandomVectorGenerator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tting.AbstractCurveFitter$TheoreticalValuesFunction$1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tting.AbstractCurveFitter$TheoreticalValuesFunction$2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NewtonRaphsonSolver.doSol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NewtonSolver.doSol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LagrangeForm.verifyInterpolationArra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$Parametric.gradie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NewtonForm.evalu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air.hashCod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ultidimensionalCounter.toStri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$Iterator.ke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$Iterator.val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FieldHashMap$Iterator.ke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FieldHashMap$Iterator.valu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Calc.slowLo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ad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subtrac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Quaternion.hashCo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seque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getInvertedCoefficientSu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reateFieldIdentityMat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deserializeRealV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getNor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getL1Nor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getLInfNor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isNa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combine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EigenDecomposition.getDetermina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ymmLQ$State.daxpbypz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mapAdd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mapInv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mapAddToSel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unitiz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Matrix.setEntr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hashCo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MixtureMultivariateRealDistribution.reseedRandomGenera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MixtureMultivariateNormalDistribution.createComponen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NormalDistribution.probabili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SaddlePointExpansion.getStirlingError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6.9230769230769" calcext:value-type="float">
            <text:p>76.9230769230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Tableau.getInvertedCoefficientSu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seque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Gamma.lanczo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JacobianMatrices.registerVariationalEquation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xpandableStatefulODE.computeDerivative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vents.EventFilter.ini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WilcoxonSignedRankTest.wilcoxonSignedRankTes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AbstractStorelessUnivariateStatistic.evalu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DescriptiveStatistics.getPercentil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SlopeConfidenceInterv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clea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MillerUpdatingRegression.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ListPopulation.addChromosom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GeneticAlgorithm.evol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olyhedronsSet$RotationTransform.appl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Line.distanc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olyhedronsSet$TranslationTransform.appl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2.3076923076923" calcext:value-type="float">
            <text:p>92.30769230769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$Vertex.sharedLineWith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GeneratorFactory.convertToLong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6.1538461538462" calcext:value-type="float">
            <text:p>46.1538461538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MersenneTwister.setSee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1.5384615384615" calcext:value-type="float">
            <text:p>61.53846153846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$ArrayDataAdapter.computeSta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$ArrayDataAdapter.computeBinSta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9.2307692307692" calcext:value-type="float">
            <text:p>69.23076923076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.divi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ProperFractionFormat.form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2.3076923076923" calcext:value-type="float">
            <text:p>92.30769230769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exception.util.ExceptionContext.serializeContex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Utils$2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1.6666666666667" calcext:value-type="float">
            <text:p>4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Utils$2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1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1.6666666666667" calcext:value-type="float">
            <text:p>4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Utils$3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1.6666666666667" calcext:value-type="float">
            <text:p>4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BaseAbstractUnivariateIntegrato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NewtonForm.verifyInputArra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ingFunction.partialDerivati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$CodyWaite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lcm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ArithmeticUtils.lcm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toRadian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rint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scal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linearCombin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Quaternion.normaliz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Quaternion.getInver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$DoubleIndex.equal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copyColum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rand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Solver.solvePhase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divideRo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univariate.BrentOptimiz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univariate.BaseAbstractUnivariateOptimizer.optimiz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getRowMat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getColumnMat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getRo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getColum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walkInDefaultOrd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walkInDefaultOrd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FieldLUDecomposition$Solver.getInver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getMinInde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getMaxIndex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copyOu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se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ebeDivi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se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getRowMat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getColumnMat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getRo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getColum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getDat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QRDecomposition.decompo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copyOu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FDistribution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ascalDistribution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xponentialDistribution.inverseCumulativeProbabilit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RealDistribution.cumulativeProbabilit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BinomialDistribution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ZipfDistribution.probabilit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ZipfDistribution.cumulativeProbabili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WeibullDistribution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GammaDistribution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NormalDistribution.cumulativeProbabilit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aretoDistribution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TDistribution.cumulativeProbabilit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IntegerDistribution.cumulativeProbabilit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Solver.solvePhase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Tableau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Tableau.divideRo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BrentOptimiz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$DoubleIndex.equal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copyColum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rand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ExpandableStatefulODE.getSecondaryMapper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xpandableStatefulODE.setPrimarySt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sampling.StepNormalizer.isNextInStep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DormandPrince54StepInterpolator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getCoun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ChiSquareTest.chiSquareTes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WilcoxonSignedRankTest.calculateDifferenc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OneWayAnova.anovaTest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Mean.getResul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SecondMoment.incr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91.6666666666667" calcext:value-type="float">
            <text:p>91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AbstractMultipleLinearRegression.estimateRegressionParametersStandardError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newInstanc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remaind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Math.aco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ListPopulation.getFittestChromosom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8.3333333333333" calcext:value-type="float">
            <text:p>58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FixedElapsedTime.isSatisfi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isNa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isNa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Segment.distanc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revertSelf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Line.sameOrientationA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isParallelTo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isEmpty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rotateCW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rotateCCW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Well44497a.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Well44497b.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SobolSequenceGenerato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divi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divi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pow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FastFourierTransformer.mdff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TransformUtils.createRealImaginaryArr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leastsquares.AbstractLeastSquaresOptimizer.computeSigm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SCompiler.getPartialDerivativeInde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SmoothingPolynomialBicubicSplineInterpolato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CompositeFormat.formatDoub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Decimal64.equal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Calc.printarr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CombinatoricsUtils.checkBinomia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Utils.convertToComple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ad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subtrac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BaseMultivariateVectorMultiStartOptimize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PointVectorValuePair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BaseMultivariateMultiStartOptimize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AbstractSimplex.setPoin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AbstractSimplex.createHypercubeStep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inver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rever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BaseAbstractMultivariateVectorOptimizer.setUp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general.AbstractLeastSquaresOptimizer.computeSigm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getConstraintTypeCount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2.7272727272727" calcext:value-type="float">
            <text:p>72.72727272727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univariate.UnivariateMultiStartOptimize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reateRealDiagonalMat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reateFieldDiagonalMat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ealVector.toArr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ealVector.walkInDefaultOrd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walkInDefaultOrd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walkInDefaultOrd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walkInDefaultOrd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EigenDecomposition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Matrix.setEntr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ymmLQ$State.daxp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outerProduct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setSubV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PreconditionedIterativeLinearSolver.checkParameter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setSubV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Matrix.addToEntr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Matrix.multiplyEntr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RealDistribution.getNumericalVaria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5.4545454545455" calcext:value-type="float">
            <text:p>45.4545454545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ZipfDistribution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ZipfDistribution.generalizedHarmoni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6.3636363636364" calcext:value-type="float">
            <text:p>36.3636363636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MultivariateNormalDistribution.getStandardDeviation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IntegerDistribution.getNumericalVaria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5.4545454545455" calcext:value-type="float">
            <text:p>45.4545454545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PointVectorValuePair.&lt;init&gt;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LinearConstraintSet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Tableau.getConstraintTypeCount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2.7272727272727" calcext:value-type="float">
            <text:p>72.72727272727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nonlinear.scalar.noderiv.AbstractSimplex.setPoin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AbstractSimplex.createHypercubeStep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inver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rever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AbstractLeastSquaresOptimizer.computeSigma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AbstractParameterizable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Multistep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GTest.rootLogLikelihoodRati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0.9090909090909" calcext:value-type="float">
            <text:p>90.9090909090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getResult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cop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AbstractMultipleLinearRegression.validateCovarianceData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Slop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DoublePoint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shiftLef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ElitisticListPopulation.nextGenera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RandomKey.identityPermuta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BinaryMutation.mutat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intersec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BSPTree.copySel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BoundarySizeVisitor.visitInternalNo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1.8181818181818" calcext:value-type="float">
            <text:p>81.8181818181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$Node.siz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inser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$StreamDataAdapter.computeBinSta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$StreamDataAdapter.computeSta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ISAACRandom.isaac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ValueServer.fil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ValueServer.getNextDiges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SobolSequenceGenerato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CorrelatedRandomVectorGene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.neg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exception.util.ExceptionContext.deSerializeContex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TransformUtils.scaleArr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TransformUtils.scaleArra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3.6363636363636" calcext:value-type="float">
            <text:p>63.6363636363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CurveFitter$TheoreticalValuesFunction$2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itting.CurveFitter$TheoreticalValuesFunction$1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gauss.Gauss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.Logistic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copySign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copySign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compo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LagrangeForm.evalu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Decimal64.root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doubleHighPar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scaleInPla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MathArrays.linearCombin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recision.compareT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recision.compareT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recision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Precision.equalsIncludingNa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recision.equalsIncludingNa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Precision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recision.equalsWithRelativeToleranc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recision.equalsIncludingNa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recision.equalsIncludingNa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substituteMostRecentElem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Calc.respli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LeastSquaresConvert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eastSquaresConvert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fitting.CurveFitter$OldTheoreticalValuesFunction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fitting.CurveFitter$OldTheoreticalValuesFunction$1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fitting.CurveFitter$TheoreticalValuesFunction.valu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on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univariate.BracketFind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reateFieldMatrix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reateRealIdentityMatrix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heckAdditionCompatib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heckSubtractionCompatib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serializeRealVect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checkAdditionCompatib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bstractFieldMatrix.checkSubtractionCompatib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RealMatrix.getColumnDimens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ymmLQ$State.checkSymmetr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setEntr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addToEntr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2DRowFieldMatrix.getColumnDimens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LevyDistribution.densi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LevyDistribution.cumulativeProbabili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AbstractRealDistribution.probabili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UniformIntegerDistribu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UniformRealDistribu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AbstractIntegerDistribution.cumulativeProbabili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NormalDistribution.inverseCumulativeProbabilit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aretoDistribution.densi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ParetoDistribution.cumulativeProbabili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MultivariateNormalDistribution.densi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BracketFind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LeastSquaresConvert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LeastSquaresConvert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one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AdamsMoultonIntegrator$Corrector.vis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vents.EventState.getEventTim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lustering.DBSCANClusterer.merg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FirstMoment.incremen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Mean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addObservation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MeanSquareError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DBSCANClusterer.merg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isZero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signum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RandomKey.randomPermuta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RandomKey.baseSeque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BinaryChromosome.randomBinaryRepresentati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Line.isSimilarTo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.isInfinit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rese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$ComparableSegment.equal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equal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DataGenerator.getNatura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AbstractRandomGenerator.nextIn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ISAACRandom.nex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ValueServer.fil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UncorrelatedRandomVectorGene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pow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pow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primes.PollardRho.primeFactor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@@ org.apache.commons.math3.analysis.function.Sinc.valu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MicrosphereInterpolato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MicrosphereInterpolatingFunction$MicrosphereSurfaceElement.stor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LoessInterpolator.smoot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LoessInterpolator.checkAllFiniteRea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FieldHashMap.computeCapaci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Incrementor.incrementCou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Incrementor.incrementCou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.computeCapaci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ResizableDoubleArray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ResizableDoubleArray.getExpansionMod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CombinatoricsUtils.factorialDoubl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BigReal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Format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BaseMultivariateVectorMultiStartOptimizer$1.compar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.pus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BaseAbstractMultivariateVectorOptimizer.checkParameter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Relationship.oppositeRelationshi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CholeskyDecomposition.getL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heckRowInd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heckColumnInd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extractField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checkRowInd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checkColumnInd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checkVectorDimension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BlockFieldMatrix.blockHeigh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FieldMatrix.blockWidth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checkInd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ealVector.cosin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EigenDecomposition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blockHeigh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lockRealMatrix.blockWidth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Matrix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Matrix.addToEntr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@@ org.apache.commons.math3.linear.OpenMapRealMatrix.multiplyEntr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$1.visi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OpenMapRealVector.isInfinit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.get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getSubVec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checkVectorDimension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checkInd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$1.ne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churTransformer.getP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churTransformer.get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LevyDistribution.inverseCumulativeProbabilit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UniformRealDistribution.inverseCumulativeProbabilit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oissonDistribu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oissonDistribution.cumulativeProbabili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fitting.MultivariateNormalMixtureExpectationMaximization$DataRow.equal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Relationship.oppositeRelationshi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.push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5.5555555555556" calcext:value-type="float">
            <text:p>55.5555555555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SimplexOptimizer.checkParameters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MultivariateVectorOptimizer.checkParameter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MultiStartMultivariateVectorOptimizer$1.compar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Gamma.digamma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Gamma.trigamma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JacobianMatrices.checkDimensio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lustering.DBSCANCluster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checkDimens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Covariance.hashCod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predic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Intercep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GLSMultipleLinearRegression.getOmegaInver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DBSCANCluster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Math.ex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RandomKey.checkValidit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BinaryChromosome.checkValidit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intersec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getRevers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BSPTree.chopOffMinu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BSPTree.chopOffPlu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RegionFactory$XorMerger.merg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88.8888888888889" calcext:value-type="float">
            <text:p>88.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BitsStreamGenerator.nextGaussi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7.7777777777778" calcext:value-type="float">
            <text:p>77.7777777777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HaltonSequenceGenerator.scrambl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.loa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GaussianFitter$ParameterGuess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GaussianCurveFitter$ParameterGuess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isSequenc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Gaussian$Parametric.validateParameter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Logistic$Parametric.validateParameter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addAndCheck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ArithmeticUtils.subAndCheck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Arrays.linearCombin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Precision.equalsIncludingNa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Precision.equalsIncludingNa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Calc.split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CombinatoricsUtils.factorial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conjug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neg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co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complex.Complex.cos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exp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lo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si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sinh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fitting.GaussianFitter$ParameterGuesser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AbstractLinearOptimizer.incrementIterationsCount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CholeskyDecomposition.get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reateRealMatrix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reateRealMatrix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reateFieldMatrix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getSubVec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getDista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getL1Dista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getLInfDistanc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TriDiagonalTransformer.getQ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dotProduc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checkInde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multiplyEntr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QRDecomposition.getQ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HessenbergTransformer.getP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.getU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.getV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churTransformer.getP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FDistribution.cumulativeProbabil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FDistribution.getNumericalVari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GeometricDistribution.&lt;init&gt;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ascalDistribution.probabil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ascalDistribution.cumulativeProbabil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LogNormalDistribu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CauchyDistribu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HypergeometricDistribution.getNumericalVari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ZipfDistribution.getNumericalMe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ZipfDistribution.getNumericalVari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WeibullDistribution.cumulativeProbabil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WeibullDistribution.getNumericalMe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WeibullDistribution.getNumericalVari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GammaDistribution.cumulativeProbabil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NormalDistribu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BetaDistribution.cumulativeProbability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Erf.erf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Erf.erfc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xpandableStatefulODE.getTotalDimens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xpandableStatefulODE.setSecondarySt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MannWhitneyUTest.ensureDataConformance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pairedTTes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tTes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tTes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tTes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homoscedasticTTes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tTes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SummaryStatistics.getStandardDevia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AggregateSummaryStatistics.&lt;init&gt;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DescriptiveStatistics.getStandardDeviati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setDat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setQuantil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InterceptStdEr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isNa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multipl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Math.splitM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BracketingNthOrderBrentSolverDFP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FixedGenerationCount.isSatisfi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OrderedCrossover.crossov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UniformCrossover.&lt;init&gt;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UniformCrossover.crossov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netics.Chromosome.getFitnes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Chromosome.findSameChromosom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ElitisticListPopulation.setElitismRat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OnePointCrossover.crossov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CycleCrossover.crossov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NPointCrossover.crossov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olyhedronsSet$FacetsContributionVisitor.visitInternalNo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getOffse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OutlineExtractor$BoundaryProjector.visitInternalNo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$SegmentsBuilder.visitInternalNod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.isNa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RegionFactory$IntersectionMerger.merg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$1.compar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RegionFactory$UnionMerger.merg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side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DataGenerator.getSecRa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7.5" calcext:value-type="float">
            <text:p>8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ValueServer.resetReplayFi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.ab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Fraction.compareTo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exception.NumberIsTooLargeException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exception.NumberIsTooSmallException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exception.util.LocalizedFormats.getLocalizedString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FastHadamardTransformer.transform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AbstractCurveFitter$TheoreticalValuesFunction.&lt;init&gt;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7142857142857" calcext:value-type="float">
            <text:p>85.7142857142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sol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verifyInterva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Gaussia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LagrangeForm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LagrangeForm.getCoefficien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NewtonForm.getCoefficient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partialDerivative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partialDerivative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partialDerivativeX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partialDerivativeY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Function.partialDerivativeX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TransformerMap.hashCo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DefaultTransformer.transform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hashCod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aco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asi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ata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valueOf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RootsOfUnity.isCounterClockWi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BaseMultivariateVectorMultiStartOptimizer.getOptim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PointValuePai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BaseMultivariateMultiStartOptimizer.getOptim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optimization.univariate.UnivariateMultiStartOptimizer.getOptim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getNor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getL1Nor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ealVector.getLInfNor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Matrix.ad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Matrix.subtrac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ymmLQ$State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linear.SparseFieldVector.appen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mapDivideToSelf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mapMultiplyToSelf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appen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hashCod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createMatri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getEntr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preMultipl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ingularValueDecomposition.getSolv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GeometricDistribution.probabil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GeometricDistribution.cumulativeProbabil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LogNormalDistribution.densi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xponentialDistribu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xponentialDistribution.cumulativeProbabilit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1.4285714285714" calcext:value-type="float">
            <text:p>71.42857142857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EnumeratedRealDistribution.getNumericalMe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aretoDistribution.getNumericalMea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ParetoDistribution.getNumericalVarianc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TDistribu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TDistribution.getNumericalVarian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numeratedIntegerDistribution.getNumericalMea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BetaDistribution.recomputeZ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BaseMultiStartMultivariateOptimiz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PointValuePai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MultiStartUnivariateOptimiz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MultiStartUnivariateOptimizer.getOptima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pecial.Gamma.logGamma1p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AbstractParameterizable.isSupport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AbstractIntegrator.sanityCheck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GraggBulirschStoerIntegrator.setInterpolationControl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toString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getSumFreq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7.1428571428571" calcext:value-type="float">
            <text:p>57.1428571428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hashCod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anking.NaturalRanking.restoreNaN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PearsonsCorrelation.checkSufficientDat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correlation.Covariance.checkSufficientDat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ChiSquareTest.checkArray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SummaryStatistics.checkEmp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ultivariateSummaryStatistics.checkEmp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Kurtosis.increm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Mean.increm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increm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Skewness.increme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Dec.newInstanc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Field.computeStringConstan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SubLine.getSegmen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Rota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Rota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Line.rese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SphericalCoordinates.computeJacobia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SphericalCoordinates.computeHessian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getSiz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getBarycent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DataGenerator.nextGaussia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DataGenerator.getRandomGenera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.kB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Adaptor.setSe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Adaptor.setSe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RandomAdaptor.setSe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ab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double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floatValu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5.7142857142857" calcext:value-type="float">
            <text:p>85.7142857142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HarmonicFitter$ParameterGuess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leastsquares.AbstractLeastSquaresOptimizer.getTarge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leastsquares.AbstractLeastSquaresOptimizer.getStar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itting.leastsquares.AbstractLeastSquaresOptimizer.getWeightSquareRoo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IterativeLegendreGauss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gauss.BaseRuleFactory.addRu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BracketingNthOrderBrentSolv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BracketingNthOrderBrentSolv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BracketingNthOrderBrentSolv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solvers.UnivariateSolverUtils.solv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differentiation.DerivativeStructure.ab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FieldHashMap.shouldGrowTabl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Incrementor.canIncreme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pow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toDegree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mi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mi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max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max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copySig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copySig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.shouldGrowTabl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CombinatoricsUtils$SingletonIterator.ne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Calc.checkLe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Utils.polar2Comple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Quatern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fitting.HarmonicFitter$ParameterGuess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BaseAbstractMultivariateOptimizer.getStartPoi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BaseAbstractMultivariateOptimizer.getLowerBoun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BaseAbstractMultivariateOptimizer.getUpperBoun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SimplexOptimizer$2.compar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normalizeConstrain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MatrixUtils.createFieldVect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heckMultiplicationCompat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checkMultiplicationCompatib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checkVectorDimension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EigenDecomposition.getSolv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RealMatrix.getRowDimens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efaultIterativeLinearSolverEvent.getResidua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iDiagonalTransformer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ymmLQ$State.betaEqualsZero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ebeDivid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ebeMultipl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parseFieldVector.checkVectorDimension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isDefaultValu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ad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getDistanc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getL1Distanc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getLInfDistanc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subtrac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&lt;init&gt;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$SparseEntryIte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$SparseEntryIterator.nex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Array2DRowFieldMatrix.getRowDimens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$1.has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KolmogorovSmirnovDistribu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BinomialDistribution.getSupportLowerBoun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BinomialDistribution.getSupportUpperBoun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WeibullDistribution.densi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BaseMultivariateOptimizer.getStartPoi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BaseMultivariateOptimizer.getLowerBoun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BaseMultivariateOptimizer.getUpperBound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Tableau.normalizeConstrain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SimplexOptimizer$2.compar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JacobianMatrices$MainStateJacobianWrapp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nonstiff.AdamsNordsieckTransformer.getInst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3.3333333333333" calcext:value-type="float">
            <text:p>83.3333333333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vents.EventState.stop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PearsonsCorrelation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orrelation.StorelessCovariance.indexOf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checkSignificanceLeve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checkSampleDat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inference.TTest.checkSampleDat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AbstractUnivariateStatistic.getDat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ectorialMean.get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Kurtosis.clea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Mean.clea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GeometricMean.getResul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clea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Skewness.clea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rank.Percentile.setDat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AbstractMultipleLinearRegression.newYSampleDat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TotalSumSquar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XSumSquar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Significanc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OLSMultipleLinearRegression.calculateAdjustedRSquar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getParameterEstimate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RegressionResults.getNumberOfParameter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FuzzyKMeansClusterer.getMembershipMatrix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fp.Dfp.root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FixedElapsedTime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hashCod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OutlineExtractor.pointIsBetwee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setNorma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sameOrientationA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hashCod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oned.SubOrientedPoint.side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Vector1D.isInfinit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OrientedPoint.sameOrientationA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SubLine.getSegment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siz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getSmalles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getLarges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RandomGeneratorFactory$1.nextIn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random.ValueServer.closeReplayFil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multipl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BigFraction.subtrac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primes.SmallPrimes.trialDivis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@@ org.apache.commons.math3.primes.Primes.primeFactor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gauss.BaseRuleFactory.getRuleInterna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HarmonicOscillator$Parametric.validateParameter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function.Logit$Parametric.validateParameter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function.Sigmoid$Parametric.validateParameter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Interpolator.nextIndex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or.nextIndex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HermiteInterpolator.checkInterpola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Utils.checkFinit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Incremen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mulAndCheck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signu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FastMath.signum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DefaultTransformer.equal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Calc.format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Format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Format.par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SimpleVectorValueCheck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Weight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SimpleValueCheck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ization.SimplePointCheck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direct.CMAESOptimizer$PopulationSize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general.NonLinearConjugateGradientOptimizer.setInitialStep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Solver.doOptimiz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univariate.SimpleUnivariateValueCheck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MatrixFormat.par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&lt;init&gt;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add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subtract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mapAddToSel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RealVector.projec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unitVec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mapToSelf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TriDiagonalTransform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SparseFieldVector.toArray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Format.par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isNa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OpenMapRealVector.toArray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HessenbergTransform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SchurTransform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istribution.ExponentialDistribution.densi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AbstractIntegerDistribution.checkedCumulativeProbability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SimpleVectorValueCheck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SimpleValueCheck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MaxIt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MaxEval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SimplePointCheck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Solver.doOptimiz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univariate.SimpleUnivariateValueCheck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gradient.NonLinearConjugateGradientOptimizer.checkParameter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CMAESOptimizer$PopulationSize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scalar.noderiv.PowellOptimizer.checkParameter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Weight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GaussNewtonOptimizer.checkParameter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nonlinear.vector.jacobian.LevenbergMarquardtOptimizer.checkParameter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AbstractParameterizable.complainIfNotSupported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AbstractIntegrator.getEventHandlers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AbstractIntegrator.setMaxEvaluations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ExpandableStatefulODE.getCompleteStat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de.ParameterizedWrapper.getParamete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sampling.AbstractStepInterpolator.&lt;init&gt;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de.sampling.AbstractStepInterpolator.finalizeStep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getPc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getCumPc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ranking.NaturalRanking.fill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@@ org.apache.commons.math3.stat.clustering.EuclideanIntegerPoint.equal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clustering.EuclideanDoublePoint.equal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AbstractStorelessUnivariateStatistic.evalu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stat.descriptive.AbstractStorelessUnivariateStatistic.incrementA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AggregateSummaryStatistics.&lt;init&gt;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Variance.evalu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Intercept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SimpleRegression.get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ml.clustering.DoublePoint.equals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RandomKeyMutation.mutat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FixedGenerationCount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@@ org.apache.commons.math3.genetics.NPointCrossove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.normaliz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PolyhedronsSet.computeGeometricalProperties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Format.par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Line.intersection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CardanEulerSingularityException.&lt;init&gt;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intersec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FieldVector3D.normaliz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Vector1D.normaliz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OrientedPoint.getOffset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OrientedPoint.revertSelf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Vector1DFormat.par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$LineTransform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Format.par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.normaliz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.hashCod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AbstractRegion$2.visitLeafNode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.pB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EmpiricalDistribution.pBminus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.getReducedFracti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AbstractFormat.setDenominatorForma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AbstractFormat.setNumeratorForma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ProperFractionFormat.setWholeForma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ProperBigFractionFormat.setWholeFormat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fraction.FractionFormat.par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fraction.BigFractionFormat.par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transform.TransformUtils.exactLog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polynomials.PolynomialFunction.toString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IterationManager.fireInitializationEve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IterationManager.fireIterationPerformedEve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IterationManager.fireIterationStartedEve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util.IterationManager.fireTerminationEve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Utils.checkNotNull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ArithmeticUtils.isPowerOfTw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DoubleHashMap$Iterator.has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log1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OpenIntToFieldHashMap$Iterator.has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Format.formatImaginary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Complex.valueOf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Quaternion.isPureQuatern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complex.Quaternion.getPositivePolarForm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normaliz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linear.SimplexTableau.getNumObjectiveFunction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extractField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RealVector.hashCod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FieldLUDecomposition$Solver.isNonSingula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getMinValu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getMaxValu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se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.unitiz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efaultIterativeLinearSolverEvent.providesResidua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BiDiagonalTransformer.isUpperBiDiagonal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linear.DiagonalMatrix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rrayFieldVector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RealVector$SparseEntryIterator.hasNex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LUDecomposition$Solver.isNonSingula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FDistribution.calculateNumericalVarianc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linear.SimplexTableau.normaliz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optim.linear.SimplexTableau.getNumObjectiveFunction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mer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Frequency.merg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StatUtils.mod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DescriptiveStatistics.&lt;init&gt;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AbstractUnivariateStatistic.setDat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descriptive.moment.GeometricMean.checkEmpty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stat.regression.OLSMultipleLinearRegression.calculateTotalSumOfSquares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dfp.Dfp.isInfinit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netics.Chromosome.searchForFitnessUpdat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hreed.Line.contain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Plane.contain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SubOrientedPoint.spli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Vector1D.hashCode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Line.contains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geometry.euclidean.twod.PolygonsSet$ComparableSegment.&lt;init&gt;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AVLTree.isEmpty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MidPoint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MidPoint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Trapezoid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Trapezoid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Simpson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@@ org.apache.commons.math3.analysis.integration.Simpson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Romberg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gration.RombergIntegrator.&lt;init&gt;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TricubicSplineInterpolator.previousIndex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BicubicSplineInterpolator.previousIndex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analysis.interpolation.LoessInterpolator.tricub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ulp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FastMath.ulp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PointValuePair.getPoi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PointVectorValuePair.getPoi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ization.PointVectorValuePair.getValu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MatrixUtils.createRealVect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DiagonalMatrix.ensureZero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FDistribution.getNumericalMea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PointValuePair.getPoi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PointVectorValuePair.getPoin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optim.PointVectorValuePair.getValu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hreed.Vector3DFormat.par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oned.Vector1DFormat.par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Vector2DFormat.par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euclidean.twod.NestedLoops.correctOrientat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geometry.partitioning.utilities.OrderedTuple.mantiss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util.MathUtils.checkNot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FieldMatrix.isSquar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linear.AbstractRealMatrix.isSquar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distribution.TDistribution.getNumericalMea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BitsStreamGenerator.nextBoolea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@@ org.apache.commons.math3.random.AbstractRandomGenerator.nextBoolea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SUM([.B2:.B2416])" office:value-type="float" office:value="26341" calcext:value-type="float">
            <text:p>26341</text:p>
          </table:table-cell>
          <table:table-cell table:formula="of:=SUM([.C2:.C2416])" office:value-type="float" office:value="33500" calcext:value-type="float">
            <text:p>33500</text:p>
          </table:table-cell>
          <table:table-cell table:formula="of:=SUM([.D2:.D2416])" office:value-type="float" office:value="87603" calcext:value-type="float">
            <text:p>87603</text:p>
          </table:table-cell>
          <table:table-cell table:formula="of:=SUM([.E2:.E2416])" office:value-type="float" office:value="56199" calcext:value-type="float">
            <text:p>56199</text:p>
          </table:table-cell>
          <table:table-cell table:formula="of:=100*([.E2417]/[.D2417])" office:value-type="float" office:value="64.1519126057327" calcext:value-type="float">
            <text:p>64.1519126057327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MEDIAN([.F2:.F2416])" office:value-type="float" office:value="81.25" calcext:value-type="float">
            <text:p>81.25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AVERAGE([.F2:.F2416])" office:value-type="float" office:value="79.7949466964661" calcext:value-type="float">
            <text:p>79.7949466964661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STDEV([.F2:.F2416])" office:value-type="float" office:value="20.5426151598906" calcext:value-type="float">
            <text:p>20.542615159890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edgesubsume-Math'.A1:'edgesubsume-Math'.H241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0-09-29T19:53:29.434261549</dc:date>
    <meta:editing-duration>PT7M41S</meta:editing-duration>
    <meta:editing-cycles>1</meta:editing-cycles>
    <meta:document-statistic meta:table-count="1" meta:cell-count="19336" meta:object-count="0"/>
    <meta:generator>LibreOffice/7.0.0.3$MacOSX_X86_64 LibreOffice_project/8061b3e9204bef6b321a21033174034a5e2ea88e</meta:generator>
  </office:meta>
</office:document-meta>
</file>